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74in"/>
    </style:style>
    <style:style style:name="co2" style:family="table-column">
      <style:table-column-properties fo:break-before="auto" style:column-width="1.8437in"/>
    </style:style>
    <style:style style:name="co3" style:family="table-column">
      <style:table-column-properties fo:break-before="auto" style:column-width="0.7083in"/>
    </style:style>
    <style:style style:name="co4" style:family="table-column">
      <style:table-column-properties fo:break-before="auto" style:column-width="0.4898in"/>
    </style:style>
    <style:style style:name="co5" style:family="table-column">
      <style:table-column-properties fo:break-before="auto" style:column-width="0.6457in"/>
    </style:style>
    <style:style style:name="co6" style:family="table-column">
      <style:table-column-properties fo:break-before="auto" style:column-width="3.2189in"/>
    </style:style>
    <style:style style:name="co7" style:family="table-column">
      <style:table-column-properties fo:break-before="auto" style:column-width="2.7811in"/>
    </style:style>
    <style:style style:name="co8" style:family="table-column">
      <style:table-column-properties fo:break-before="auto" style:column-width="2.8126in"/>
    </style:style>
    <style:style style:name="co9" style:family="table-column">
      <style:table-column-properties fo:break-before="auto" style:column-width="1.6772in"/>
    </style:style>
    <style:style style:name="co10" style:family="table-column">
      <style:table-column-properties fo:break-before="auto" style:column-width="1.1563in"/>
    </style:style>
    <style:style style:name="co11" style:family="table-column">
      <style:table-column-properties fo:break-before="auto" style:column-width="4in"/>
    </style:style>
    <style:style style:name="co12" style:family="table-column">
      <style:table-column-properties fo:break-before="auto" style:column-width="8.5209in"/>
    </style:style>
    <style:style style:name="co13" style:family="table-column">
      <style:table-column-properties fo:break-before="auto" style:column-width="2.7602in"/>
    </style:style>
    <style:style style:name="co14" style:family="table-column">
      <style:table-column-properties fo:break-before="auto" style:column-width="7.0835in"/>
    </style:style>
    <style:style style:name="co15" style:family="table-column">
      <style:table-column-properties fo:break-before="auto" style:column-width="1.052in"/>
    </style:style>
    <style:style style:name="co16" style:family="table-column">
      <style:table-column-properties fo:break-before="auto" style:column-width="0.75in"/>
    </style:style>
    <style:style style:name="ro1" style:family="table-row">
      <style:table-row-properties style:row-height="0.22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2189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5"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7" style:family="table-cell" style:parent-style-name="Normal_20_2" style:data-style-name="N0">
      <style:table-cell-properties style:text-align-source="fix" style:repeat-content="false" fo:background-color="transparent" style:vertical-align="middle"/>
      <style:paragraph-properties fo:text-align="center"/>
      <style:text-properties style:font-name="Iskoola Pota" fo:font-size="11pt" style:font-name-asian="Iskoola Pota" style:font-size-asian="11pt" style:font-name-complex="Iskoola Pota" style:font-size-complex="11pt"/>
    </style:style>
    <style:style style:name="ce3"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Hyperlink" style:data-style-name="N0">
      <style:table-cell-properties style:text-align-source="fix" style:repeat-content="false" fo:background-color="transparent" style:vertical-align="middle"/>
      <style:paragraph-properties fo:text-align="center"/>
      <style:text-properties fo:color="#000000" style:font-name="Iskoola Pota" fo:font-size="11pt" style:text-underline-style="none" style:font-name-asian="Iskoola Pota" style:font-size-asian="11pt" style:font-name-complex="Iskoola Pota" style:font-size-complex="11pt"/>
    </style:style>
    <style:style style:name="ce10" style:family="table-cell" style:parent-style-name="Default" style:data-style-name="N0"/>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7"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1006" table:default-cell-style-name="ce2"/>
        <table:table-row table:style-name="ro1">
          <table:table-cell office:value-type="float" office:value="1" calcext:value-type="float">
            <text:p>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1</text:p>
          </table:table-cell>
          <table:table-cell table:number-columns-repeated="3"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 යනු කුමක්ද? පරිගණයේ මූලික කාර්යයන් මොනවාද?</text:p>
          </table:table-cell>
          <table:table-cell office:value-type="string" calcext:value-type="string">
            <text:p>මෙම ඒකකයෙන් පරිගණකය යනු කුමක්ද? හා පරිගණකයේ මූලික කාර්යන් තුන පිළිබඳව‍ <text:s/>සාකච්ජා කෙරෙයි.</text:p>
          </table:table-cell>
          <table:table-cell table:style-name="ce3"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පරිගණකයක් යනු කුමක් ද?</text:p>
          </table:table-cell>
          <table:table-cell/>
          <table:table-cell office:value-type="string" calcext:value-type="string">
            <text:p>පරිගණක වැඩසටහන් ඇතුලත් කර සකසා ඇති උපකරණ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ඇතුලත් කර ඒවා තොරතුරු බවට පත්කරන විද්‍යුත් යන්ත‍්‍රයකි.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ත්ත ගබඩා කිරීම සඳහා නිපදවා ඇති යන්ත‍්‍ර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ස් කරන ලද තොරතුරු පිටතට ලබාදෙන උපකරණ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 calcext:value-type="float">
            <text:p>2</text:p>
          </table:table-cell>
          <table:table-cell table:number-columns-repeated="2"/>
          <table:table-cell office:value-type="string" calcext:value-type="string">
            <text:p>ආදාන උපාංග සඳහා උදාහරණයක් වන්නේ කුමක් ද?</text:p>
          </table:table-cell>
          <table:table-cell/>
          <table:table-cell office:value-type="string" calcext:value-type="string">
            <text:p>යතුරු පුවරුව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ද්‍රණ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වුට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 calcext:value-type="float">
            <text:p>3</text:p>
          </table:table-cell>
          <table:table-cell table:number-columns-repeated="2"/>
          <table:table-cell office:value-type="string" calcext:value-type="string">
            <text:p>පරිගණකයට දත්ත සහ උපදෙස් ලබාදෙන උපාංගය හඳූන්වන නම කුමක් ද?</text:p>
          </table:table-cell>
          <table:table-cell/>
          <table:table-cell office:value-type="string" calcext:value-type="string">
            <text:p>ආදාන උපාංග <text: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බඩා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 calcext:value-type="float">
            <text:p>4</text:p>
          </table:table-cell>
          <table:table-cell table:number-columns-repeated="2"/>
          <table:table-cell office:value-type="string" calcext:value-type="string">
            <text:p>දත්ත සහ තොරතුරු පිටතට ලබාදෙන උපාංගය කුමක් ද?</text:p>
          </table:table-cell>
          <table:table-cell/>
          <table:table-cell office:value-type="string" calcext:value-type="string">
            <text:p>ගබඩා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දාන උපාංග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චය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 calcext:value-type="float">
            <text:p>5</text:p>
          </table:table-cell>
          <table:table-cell table:number-columns-repeated="2"/>
          <table:table-cell office:value-type="string" calcext:value-type="string">
            <text:p>පරිගණකයේ මූලික කාර්යයන් තුන අනුපිළිවෙලින් ඇතුලත් පිළිතුර තෝරන්න?</text:p>
          </table:table-cell>
          <table:table-cell/>
          <table:table-cell office:value-type="string" calcext:value-type="string">
            <text:p>දත්ත ඇතුලත් කිරීම, තොරතුරු පිටතට ලබාදීම, දත්ත ගබඩා කිරී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සැකසීම, දත්ත ඇතුලත් කිරීම, තොරතුරු පිටතට ලබා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ත්ත ඇතුලත් කිරීම, දත්ත සැකසීම, තොරතුරු පිටතට ලබාදී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ත්ත ඇතුලත් කිරීම, දත්ත සැකසීම, දත්ත ගබඩා කිරීම.</text:p>
          </table:table-cell>
          <table:table-cell office:value-type="float" office:value="0" calcext:value-type="float">
            <text:p>0</text:p>
          </table:table-cell>
          <table:table-cell table:number-columns-repeated="1006"/>
        </table:table-row>
        <table:table-row table:style-name="ro1">
          <table:table-cell office:value-type="float" office:value="2" calcext:value-type="float">
            <text:p>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2</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 වල කාර්යයන්, ලාක්ෂණික ගුණ හා නිහිත පරිගණක.</text:p>
          </table:table-cell>
          <table:table-cell office:value-type="string" calcext:value-type="string">
            <text:p>මෙම ඒකකයෙන් පරිගණකයේ වැදගත්කම, පරිගණක වල කාර්යයන් හා ලාක්ෂණික ගුණ, නිහිත පරිගණක හැඳින්වීම. නිහිත පරිගණක සහිත උපාංග හා ඒවායේ ලක්ෂණ පිළිබඳව‍ <text:s text:c="2"/>සාකච්ජා කෙරෙයි.</text:p>
          </table:table-cell>
          <table:table-cell table:style-name="ce3"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පරිගණකයක ලාක්ෂණික ගුණාංගයක් නොවන්නේ කුමක්ද?</text:p>
          </table:table-cell>
          <table:table-cell/>
          <table:table-cell office:value-type="string" calcext:value-type="string">
            <text:p>නිර්වද්‍යතාව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ක්ෂත්ව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බුද්ධිමත් 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ගය හා කාර්යක්ෂමතාව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 calcext:value-type="float">
            <text:p>7</text:p>
          </table:table-cell>
          <table:table-cell table:number-columns-repeated="2"/>
          <table:table-cell office:value-type="string" calcext:value-type="string">
            <text:p>නිහිත පරිගණක පද්ධති ඇතුළත් උපකරණ සඳහා උදාහරණයක් නොවන්නේ කුමක්ද?</text:p>
          </table:table-cell>
          <table:table-cell/>
          <table:table-cell office:value-type="string" calcext:value-type="string">
            <text:p>සුහුරු ජංගම දුරකථන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රෙදි සෝදන යන්ත‍්‍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රණ යන්ත‍්‍ර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නූතන රූපවාහිනී යන්ත‍්‍ර</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 calcext:value-type="float">
            <text:p>8</text:p>
          </table:table-cell>
          <table:table-cell office:value-type="string" calcext:value-type="string">
            <text:p><text:s/>පහත ප‍්‍රකාශනය පැහැදිලි කිරීමට වඩාත්ම සුදුසු වචනය තෝරන්න.</text:p>
          </table:table-cell>
          <table:table-cell/>
          <table:table-cell office:value-type="string" calcext:value-type="string">
            <text:p>පරිගණකයට එකම ආදානයක් ලබා දෙන විට ඉන් ලැබෙන ප‍්‍රතිදානය සමාන වීම.</text:p>
          </table:table-cell>
          <table:table-cell/>
          <table:table-cell office:value-type="string" calcext:value-type="string">
            <text:p>නිර්වද්‍යතාව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ද්ධිමය බ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යත බව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9" calcext:value-type="float">
            <text:p>9</text:p>
          </table:table-cell>
          <table:table-cell table:number-columns-repeated="2"/>
          <table:table-cell office:value-type="string" calcext:value-type="string">
            <text:p><text:s/>පරිගණක වැඩසටහන් ඇතුලත් කර නිපදවා ඇති උපකරණ කවර නමකින් හඳූන්වනු ලැබේ ද?</text:p>
          </table:table-cell>
          <table:table-cell/>
          <table:table-cell office:value-type="string" calcext:value-type="string">
            <text:p>මේස පරිගණ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නිහිත පරිගණක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උකුළු පරිගණ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ටැබ්ලටි පරිගණ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 calcext:value-type="float">
            <text:p>10</text:p>
          </table:table-cell>
          <table:table-cell table:number-columns-repeated="2"/>
          <table:table-cell office:value-type="string" calcext:value-type="string">
            <text:p>නිරවද්‍යතාව යනු කුමක්දැයි පහත වරණයන් අතුරින් තෝරන්න?</text:p>
          </table:table-cell>
          <table:table-cell/>
          <table:table-cell office:value-type="string" calcext:value-type="string">
            <text:p>පරිගණකයට ලබාදෙන උපදෙස් අනුව එයට කටයුතු කල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ශාල දත්ත ප‍්‍රමාණයක් ගබඩා කිරීමට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ට එකම ආදානයක් ලබා දෙන විට ඉන් ලැබෙන ප‍්‍රතිදානය සමාන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බාදෙන ආදානයන් නිවැරදි විට නිවැරදි ප‍්‍රතිදානයන් ලබා ගත හැකි වීම. </text:p>
          </table:table-cell>
          <table:table-cell office:value-type="float" office:value="1" calcext:value-type="float">
            <text:p>1</text:p>
          </table:table-cell>
          <table:table-cell table:number-columns-repeated="1006"/>
        </table:table-row>
        <table:table-row table:style-name="ro1">
          <table:table-cell office:value-type="float" office:value="3" calcext:value-type="float">
            <text:p>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3</text:p>
          </table:table-cell>
          <table:table-cell office:value-type="float" office:value="3" calcext:value-type="float">
            <text:p>3</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වල සංරචක.</text:p>
          </table:table-cell>
          <table:table-cell office:value-type="string" calcext:value-type="string">
            <text:p>මෙම ඒකකයෙන් පරිගණකයේ ප‍්‍රධාන සංරචක වර්ගීකරණය යටතේ, ආදාන උපාංග හා ප‍්‍රතිදාන උපාංග පිළිබඳව මෙන්ම මධ්‍ය සැකසුම් ඒකකය පිළිබඳව‍ <text:s/>සාකච්ජා කෙරෙයි.</text:p>
          </table:table-cell>
          <table:table-cell table:style-name="ce3"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පහත සඳහන් උපාංග අතරින් ආදාන උපාංගයක් නොවන්නේ කුමක් ද?</text:p>
          </table:table-cell>
          <table:table-cell/>
          <table:table-cell office:value-type="string" calcext:value-type="string">
            <text:p>මූසි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යතුරු පුවරු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ctv කැමරා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 calcext:value-type="float">
            <text:p>12</text:p>
          </table:table-cell>
          <table:table-cell table:number-columns-repeated="2"/>
          <table:table-cell office:value-type="string" calcext:value-type="string">
            <text:p>පරිගණකයක ප‍්‍රධාන සංරචක වර්ගීකරණයට අයත් නොවන්නේ කුමක් ද?</text:p>
          </table:table-cell>
          <table:table-cell/>
          <table:table-cell office:value-type="string" calcext:value-type="string">
            <text:p>ආ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භ්‍යන්තර ආචයන උපාංග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 calcext:value-type="float">
            <text:p>13</text:p>
          </table:table-cell>
          <table:table-cell table:number-columns-repeated="2"/>
          <table:table-cell office:value-type="string" calcext:value-type="string">
            <text:p>දත්ත සහ තොරතුරු ස්ථාවරව ගබඩා කිරීමට භාවිතා කරන උපාංග මොනවාද?</text:p>
          </table:table-cell>
          <table:table-cell/>
          <table:table-cell office:value-type="string" calcext:value-type="string">
            <text:p>ආ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 උපාං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බඩා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සන්නිවේදන උපාං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 calcext:value-type="float">
            <text:p>14</text:p>
          </table:table-cell>
          <table:table-cell table:number-columns-repeated="2"/>
          <table:table-cell office:value-type="string" calcext:value-type="string">
            <text:p>පරිගණකයක ප‍්‍රතිදාන ඇතුලත් නිවැරදි පිලිතුර තෝරන්න?</text:p>
          </table:table-cell>
          <table:table-cell/>
          <table:table-cell office:value-type="string" calcext:value-type="string">
            <text:p>යතුරු පුවරුව, මුද්‍රණ යන්ත‍්‍රය, මූසි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ඩ තැටිය, යතුරු පුවරුව, පරිගණක 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සිකය, පරිගණක තිරය, මුද්‍රණ යන්ත‍්‍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 තිරය, මුද්‍රණ යන්ත‍්‍රය, ස්පීකර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5" calcext:value-type="float">
            <text:p>15</text:p>
          </table:table-cell>
          <table:table-cell table:number-columns-repeated="2"/>
          <table:table-cell office:value-type="string" calcext:value-type="string">
            <text:p>පරිගණකය භාවිත කරන ස්ථර ගබඩා (අභ්‍යන්තර ගබඩා) උපාංගයක් යනු කුමක් ද?</text:p>
          </table:table-cell>
          <table:table-cell/>
          <table:table-cell office:value-type="string" calcext:value-type="string">
            <text:p>අභ්‍යන්තර දෘඩ තැටිය (Internal Hard Disk)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න් ධාවකය (Pen dr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D/DVD ධාවකය </text:p>
          </table:table-cell>
          <table:table-cell office:value-type="float" office:value="0" calcext:value-type="float">
            <text:p>0</text:p>
          </table:table-cell>
          <table:table-cell table:number-columns-repeated="1006"/>
        </table:table-row>
        <table:table-row table:style-name="ro1">
          <table:table-cell office:value-type="float" office:value="4" calcext:value-type="float">
            <text:p>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4</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පරිගණකවල සංරචක.</text:p>
          </table:table-cell>
          <table:table-cell office:value-type="string" calcext:value-type="string">
            <text:p>මෙම ඒකකයෙන් පරිගණකයේ ප‍්‍රධාන සංරචක වර්ගීකරණය යටතේ, ‍පරිගණකයේ ප‍්‍රධාන මතකය විස්තර කිරීම, ආචයන උපාංග විස්තර කිරීම හා සන්නිවේදන උපාංග විස්තර කිරීම පිළිබඳව‍ සාකච්ඡා කෙරෙයි.</text:p>
          </table:table-cell>
          <table:table-cell table:style-name="ce3"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මධ්‍ය සැකසුම් ඒකකය (CPU) පිහිටා ඇත්තේ පහත සඳහන් කුමන කොටස තුල ද?</text:p>
          </table:table-cell>
          <table:table-cell/>
          <table:table-cell office:value-type="string" calcext:value-type="string">
            <text:p>පරිගණක තිරය (Monito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ධති ඒකකය (System Unit)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දෘඪ තැටිය (Hard 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රණ යන්ත‍්‍රය (Pinte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7" calcext:value-type="float">
            <text:p>17</text:p>
          </table:table-cell>
          <table:table-cell table:number-columns-repeated="2"/>
          <table:table-cell office:value-type="string" calcext:value-type="string">
            <text:p><text:s/>නැවත ප‍්‍රයෝජනයට ගැනීම සඳහා තොරතුරු, දත්ත හා උපදෙස් ගබඩා කර ගැනීමට භාවිතා කරන උපාංග යනු මොනවා ද?</text:p>
          </table:table-cell>
          <table:table-cell/>
          <table:table-cell office:value-type="string" calcext:value-type="string">
            <text:p>සන්නිවේදන උපාංග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චයන උපාං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ධ්‍ය සැකසුම් ඒකක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8" calcext:value-type="float">
            <text:p>18</text:p>
          </table:table-cell>
          <table:table-cell table:number-columns-repeated="2"/>
          <table:table-cell office:value-type="string" calcext:value-type="string">
            <text:p>පරිගණකයේ මොළය ලෙස සැලකෙන්නේ පරිගණක පද්ධතියේ කුමන කොටස ද?</text:p>
          </table:table-cell>
          <table:table-cell/>
          <table:table-cell office:value-type="string" calcext:value-type="string">
            <text:p>මධ්‍ය සැකසුම් ඒකකය (CPU)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ගණකය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ම්භාවී ප‍්‍රවේශ මතකය (RAM)</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ඪ තැටිය (Hard dis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9" calcext:value-type="float">
            <text:p>19</text:p>
          </table:table-cell>
          <table:table-cell table:number-columns-repeated="2"/>
          <table:table-cell office:value-type="string" calcext:value-type="string">
            <text:p>බාහිර ආචයන උපාංගයක් සඳහා උදාහරණයක් නොවන්නේ ?</text:p>
          </table:table-cell>
          <table:table-cell/>
          <table:table-cell office:value-type="string" calcext:value-type="string">
            <text:p>සංගත තැටිය (C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ත වීඩියෝ (DV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 ධාවකය (Pen dri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භ්‍යන්තර දෘඪ තැටිය (Internal hard disk)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0" calcext:value-type="float">
            <text:p>20</text:p>
          </table:table-cell>
          <table:table-cell table:number-columns-repeated="2"/>
          <table:table-cell office:value-type="string" calcext:value-type="string">
            <text:p><text:s/>පහත සඳහන් උපාංග අතුරින් සන්නිවේදන උපාංග ලෙස භාවිතා කල හැක්කේ කුමන උපාංගය ද?</text:p>
          </table:table-cell>
          <table:table-cell/>
          <table:table-cell office:value-type="string" calcext:value-type="string">
            <text:p>ජාලකරණ අතුරුමුහුණත් කාඩ්පත (Network Interface Card - NIC)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ධ්‍ය සැකසුම් ඒකකය (CPU)</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දෘඪ තැටිය (External hard disk)</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ආරක්ෂා සහිත අංකිත කාඞ්පත (Secure Digital Card - SD Card)</text:p>
          </table:table-cell>
          <table:table-cell office:value-type="float" office:value="0" calcext:value-type="float">
            <text:p>0</text:p>
          </table:table-cell>
          <table:table-cell table:number-columns-repeated="1006"/>
        </table:table-row>
        <table:table-row table:style-name="ro1">
          <table:table-cell office:value-type="float" office:value="5" calcext:value-type="float">
            <text:p>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5</text:p>
          </table:table-cell>
          <table:table-cell office:value-type="float" office:value="5" calcext:value-type="float">
            <text:p>5</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text:s/>මෘදුකාංග වල අවශ්‍යතාවය.</text:p>
          </table:table-cell>
          <table:table-cell office:value-type="string" calcext:value-type="string">
            <text:p>මෙම ඒකකයෙන් මෘදුකාංග හැඳින්වීම, මෘදුකාංග වල අවශ්‍යතාව හා මෘදුකාංග වර්ග පිළිබඳව‍ සාකච්ඡා කෙරෙයි.</text:p>
          </table:table-cell>
          <table:table-cell table:style-name="ce3"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කාර්යයන් ඉටු කිරීම සඳහා පරිගණකයක් විසින් නිර්මාණය කර ඇති පරිගණක වැඩසටහන් යනු මොනවා ද?</text:p>
          </table:table-cell>
          <table:table-cell/>
          <table:table-cell office:value-type="string" calcext:value-type="string">
            <text:p>දෘඩාංග (Hardwar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කාංග (Software)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File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බහලූම (Folder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2" calcext:value-type="float">
            <text:p>22</text:p>
          </table:table-cell>
          <table:table-cell table:number-columns-repeated="2"/>
          <table:table-cell office:value-type="string" calcext:value-type="string">
            <text:p>මෘදුකාංග සඳහා උදාහරණයක් නොවන්නේ පහත සඳහන් දෑ අතරින් කුමක් ද?</text:p>
          </table:table-cell>
          <table:table-cell/>
          <table:table-cell office:value-type="string" calcext:value-type="string">
            <text:p>වදන් සැකසුම්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ඩියෝ ක‍්‍රිඩා</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ධාන මතක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3" calcext:value-type="float">
            <text:p>23</text:p>
          </table:table-cell>
          <table:table-cell office:value-type="string" calcext:value-type="string">
            <text:p>පහත සඳහන් ප‍්‍රකාශ අතරින් නිවැරදි ප‍්‍රකාශය තෝරන්න.</text:p>
          </table:table-cell>
          <table:table-cell/>
          <table:table-cell office:value-type="string" calcext:value-type="string">
            <text:p>(A) <text:s/>Microsoft Word සහ Open Office.org <text:s/>වදන් සැකසුම් මෘදුකාංග වේ. \n <text:s/>(B) <text:s/>ගැෆික් සංස්කරණ මෘදුකාංගය පරිගණක දෘඪාංගයක් වේ. \n <text:s/>(C) <text:s/>වදන් සැකසුම් මෘදුකාංගය සහ පැතුරුම්පත් මෘදුකාංගය පරිගණක මෘදුකාංග වේ.</text:p>
          </table:table-cell>
          <table:table-cell/>
          <table:table-cell office:value-type="string" calcext:value-type="string">
            <text:p>A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C පමණක් නිවැරදි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A හා C පමණක් නිවැරදි වේ.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24" calcext:value-type="float">
            <text:p>24</text:p>
          </table:table-cell>
          <table:table-cell table:number-columns-repeated="2"/>
          <table:table-cell office:value-type="string" calcext:value-type="string">
            <text:p>දෘඪාංගයක් නොවන්නේ කුමක් ද?</text:p>
          </table:table-cell>
          <table:table-cell/>
          <table:table-cell office:value-type="string" calcext:value-type="string">
            <text:p>GIM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ද්‍රණ යන්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ධ්‍ය සැකසුම් ඒක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සික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5" calcext:value-type="float">
            <text:p>25</text:p>
          </table:table-cell>
          <table:table-cell table:number-columns-repeated="2"/>
          <table:table-cell office:value-type="string" calcext:value-type="string">
            <text:p>පහත සඳහන් වරණ අතුරින් චිත‍්‍රක මෘදුකාංග යුගලය තෝරන්න.</text:p>
          </table:table-cell>
          <table:table-cell/>
          <table:table-cell office:value-type="string" calcext:value-type="string">
            <text:p>Microsoft Office Word, Adobe Photosho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pen Office Writer, GIM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 GIM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IMP, Adobe Premier pro</text:p>
          </table:table-cell>
          <table:table-cell office:value-type="float" office:value="0" calcext:value-type="float">
            <text:p>0</text:p>
          </table:table-cell>
          <table:table-cell table:number-columns-repeated="1006"/>
        </table:table-row>
        <table:table-row table:style-name="ro3">
          <table:table-cell office:value-type="float" office:value="6" calcext:value-type="float">
            <text:p>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1-ep06</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පරිගණකයේ වැදගත්කම</text:p>
          </table:table-cell>
          <table:table-cell office:value-type="string" calcext:value-type="string">
            <text:p>රූටින ක‍්‍රියා විසඳීම සදහා පරිගණකයේ භාවිතය අගයයි.</text:p>
          </table:table-cell>
          <table:table-cell office:value-type="string" calcext:value-type="string">
            <text:p>මෙම ඒකකයෙන් පරිගණක පද්ධතිය විවිධ ක්ෂේත‍්‍රවල යොදාගැනීම (පාසල/ බැංකු/ ගොවිපොල/කර්මාන්තශාලා/ රෝහල ) හා නිහිත පරිගණක පද්ධති සඳහා උදාහරණ මෙන්ම වෙනත් ක්ෂේත‍්‍ර වල යෙදුම්‍ පිළිබඳව‍ සාකච්ඡා කෙරෙයි.</text:p>
          </table:table-cell>
          <table:table-cell table:style-name="ce3" office:value-type="time" office:time-value="PT01H00M00S" calcext:value-type="time">
            <text:p>01:00:00</text:p>
          </table:table-cell>
          <table:table-cell office:value-type="float" office:value="26" calcext:value-type="float">
            <text:p>26</text:p>
          </table:table-cell>
          <table:table-cell office:value-type="string" calcext:value-type="string">
            <text:p>සුදුසු වරණය තෝරන්න. <text:s text:c="3"/></text:p>
          </table:table-cell>
          <table:table-cell/>
          <table:table-cell office:value-type="string" calcext:value-type="string">
            <text:p><text:s/>පරිගණකය භාවිතා කර ඉගැන්වීම් කටයුතු කිරීම.</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ධ්‍යාපන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යාපාර හා බැංකු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මාන්ත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7" calcext:value-type="float">
            <text:p>27</text:p>
          </table:table-cell>
          <table:table-cell table:number-columns-repeated="2"/>
          <table:table-cell office:value-type="string" calcext:value-type="string">
            <text:p>මුදල් ගනුදෙනු පහසුවෙන් සිදු කිරීම.</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පාර හා බැංකු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මාන්ත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ෂිකර්ම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8" calcext:value-type="float">
            <text:p>28</text:p>
          </table:table-cell>
          <table:table-cell table:number-columns-repeated="2"/>
          <table:table-cell office:value-type="string" calcext:value-type="string">
            <text:p><text:s text:c="2"/>ගොඩනැගිලි නිර්මාණ සැකසුම් සඳහා පරිගණක මෘදුකාංග භාවිතය.</text:p>
          </table:table-cell>
          <table:table-cell/>
          <table:table-cell office:value-type="string" calcext:value-type="string">
            <text:p>සෞඛ්‍ය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ර්මාන්ත ක්ෂේත‍්‍ර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ෂිකර්ම ක්ෂේත‍්‍ර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පාර හා බැංකු ක්ෂේත‍්‍ර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29" calcext:value-type="float">
            <text:p>29</text:p>
          </table:table-cell>
          <table:table-cell table:number-columns-repeated="2"/>
          <table:table-cell office:value-type="string" calcext:value-type="string">
            <text:p>බැංකු කටයුතු සඳහා උදාහරණයක් නොවන්නේ කුමක් ද?</text:p>
          </table:table-cell>
          <table:table-cell/>
          <table:table-cell office:value-type="string" calcext:value-type="string">
            <text:p>මුදල් තැන්පත් කිරීම හා ලබා ගැනීම සඳහා ස්වංක‍්‍රීය ටෙලර් යන්ත‍්‍ර (ATM)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තර්ජාල බැංකුකරණය හා ජංගම බැංකුක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රොබෝ තාක්ෂණය භාවිතා කරමින් කාර්යයන් සිදු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භාණ්ඩ හා සේවා මිලදී ගැනීමට ඉලෙක්ට්‍රොනික කාඩ්පත් යොදා ගැනී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0" calcext:value-type="float">
            <text:p>30</text:p>
          </table:table-cell>
          <table:table-cell table:number-columns-repeated="2"/>
          <table:table-cell office:value-type="string" calcext:value-type="string">
            <text:p>පහත සඳහන් කාර්යයන් අතුරින් කෘෂිකාර්මික ක්ෂේත‍්‍රයට අයත් වන කාර්යයක් වන්නේ කුමක් ද?</text:p>
          </table:table-cell>
          <table:table-cell/>
          <table:table-cell office:value-type="string" calcext:value-type="string">
            <text:p>ගොඩනැගිලි නිර්මාණ සැකසුම් සඳහා මෘදුකාංග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ශ්න පත‍්‍ර මුද්‍රණය හා ලකුණු විශ්ලේෂණ සකස්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Drone යන්ත‍්‍ර භාවිතයෙන් රසායනික ද්‍රව්‍ය ඉසී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රුධිරයේ සීනි මට්ටම පරීක්ෂා කිරීම.</text:p>
          </table:table-cell>
          <table:table-cell office:value-type="float" office:value="0" calcext:value-type="float">
            <text:p>0</text:p>
          </table:table-cell>
          <table:table-cell table:number-columns-repeated="1006"/>
        </table:table-row>
        <table:table-row table:style-name="ro1">
          <table:table-cell office:value-type="float" office:value="7" calcext:value-type="float">
            <text:p>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2-ep07</text:p>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text:s/>පරිගණක විද්‍යාගාර නිවැරදිව පරිහරණය‍.</text:p>
          </table:table-cell>
          <table:table-cell office:value-type="string" calcext:value-type="string">
            <text:p>‍පරිගණක විද්‍යාගාර නිවැරදිව පරිහරණය.</text:p>
          </table:table-cell>
          <table:table-cell office:value-type="string" calcext:value-type="string">
            <text:p>මෙම ඒකකයෙන් පරිගණක විද්‍යාගාරයක් යනු කුමක්ද, ඔබගේ ආරක්ෂාව සඳහා මෙන්ම උපාංග වල ආරක්ෂාව සඳහා අනුගමනය කළ යුතු ක්‍රියාමාර්ග පිළිබඳව‍ සාකච්ඡා කෙරෙයි.</text:p>
          </table:table-cell>
          <table:table-cell table:style-name="ce3"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පරිගණක විද්‍යාගාරය තුලදී ඔබගේ <text:s/>ආරක්ෂාව සඳහා අනුගමනය කල යුතු ක‍්‍රියාමාර්ගයක් නොවන්නේ පහත සඳහන් කුමන ක‍්‍රියාමාර්ගය ද?</text:p>
          </table:table-cell>
          <table:table-cell/>
          <table:table-cell office:value-type="string" calcext:value-type="string">
            <text:p>රැහැන් සහ කෙවෙනි වැනි විදුලියට සම්බන්ධ වන උපාංග ඇල්ලීමේ දී ප‍්‍රවේශම් විය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 විද්‍යාගාරය තුල දුව පැන සෙල්ලම් කිරීමෙන් වැළකිය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බාහිර ආචයන උපාංග පරිගණකයට සම්බන්ධ කිරීමේ දී වයිරස් පරීක්‍ෂාව කල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නිවන උපකරණ ඇත්නම් ඒ පිළිබඳව දැනුවත් විය යුතු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2" calcext:value-type="float">
            <text:p>32</text:p>
          </table:table-cell>
          <table:table-cell table:number-columns-repeated="2"/>
          <table:table-cell office:value-type="string" calcext:value-type="string">
            <text:p>පරිගණකය හොඳින් පරිහරණය කිරීම යනුවෙන් හඳුන්වන්නේ කුමක් ද?</text:p>
          </table:table-cell>
          <table:table-cell/>
          <table:table-cell office:value-type="string" calcext:value-type="string">
            <text:p>පරිගණක ජාලකර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පරීක්ෂණ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ආචාරධ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3R සංකල්ප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3" calcext:value-type="float">
            <text:p>33</text:p>
          </table:table-cell>
          <table:table-cell table:number-columns-repeated="2"/>
          <table:table-cell office:value-type="string" calcext:value-type="string">
            <text:p>පරිගණක විද්‍යාගාරයක් තුල ඇති උපාංග වල ආරක්ෂාව සඳහා අනුගමනය කල යුතු <text:s/>ක‍්‍රියාමාර්ගයක් නොවන්නේ කුමක් ද?</text:p>
          </table:table-cell>
          <table:table-cell/>
          <table:table-cell office:value-type="string" calcext:value-type="string">
            <text:p>විද්‍යාගාරයෙන් පිටවන දොරටු පිළිබඳ දැනුවත් විය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රදි උපදෙස් නොමැතිව උපාංග වලට විදුලි බලය සැපයීම නො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ගාරය හා සියලූ උපකරණ දුහුවිල්ලෙන් තොරව පිරිසිදුව තබා ගත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විතයෙන් පසු සියලූ උපකරණ නිසි පරිදී ක‍්‍රියා‍විරහිත කල යු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4" calcext:value-type="float">
            <text:p>34</text:p>
          </table:table-cell>
          <table:table-cell table:number-columns-repeated="2"/>
          <table:table-cell office:value-type="string" calcext:value-type="string">
            <text:p>පහත සඳහන් වරණයන් අතුරින් පරිගණක ආචාරධර්මයක් නොවන්නේ කුමක් ද?</text:p>
          </table:table-cell>
          <table:table-cell/>
          <table:table-cell office:value-type="string" calcext:value-type="string">
            <text:p>අන් අයගේ පරිගණක <text:s/>ක‍්‍රියාකාරකම් වලට අනවසරයෙන් මැදිහත් වීම නො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 අයගේ පරිගණක ගොනු හා ලිපි ඔවුන්ගේ අවසරයකින් තොරව පරීක්ෂා කිරීම කල යුතු 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 අයට බාධාවක් නොවන අයුරින් අපගේ පරිගණකය භාවිතා කල යුතු 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දල් ගෙවා භාවිතා කල යුතු මෘදුකාංග වංචනික ලෙස භාවිතා කිරීම නොකල යුතු 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5" calcext:value-type="float">
            <text:p>35</text:p>
          </table:table-cell>
          <table:table-cell table:number-columns-repeated="2"/>
          <table:table-cell office:value-type="string" calcext:value-type="string">
            <text:p><text:s/>පරිගණකය පණ ගැන්වීමේ ක‍්‍රියාවලියට අයත් නොවන්නේ කුමක් ද?</text:p>
          </table:table-cell>
          <table:table-cell/>
          <table:table-cell office:value-type="string" calcext:value-type="string">
            <text:p>විදුලි බල සැපයු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ධති ඒකකය (System Unit) ක‍්‍රියාත්මක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ර්බාධක ජව සැපයුම (UPS) ක‍්‍රියාත්මක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වෘත කොට ඇති වැඩසටහන් ඉවත් කිරීම. </text:p>
          </table:table-cell>
          <table:table-cell office:value-type="float" office:value="1" calcext:value-type="float">
            <text:p>1</text:p>
          </table:table-cell>
          <table:table-cell table:number-columns-repeated="1006"/>
        </table:table-row>
        <table:table-row table:style-name="ro1">
          <table:table-cell office:value-type="float" office:value="8" calcext:value-type="float">
            <text:p>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2-ep08</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පරිගණක විද්‍යාගාර නිවැරදිව පරිහරණය‍.</text:p>
          </table:table-cell>
          <table:table-cell office:value-type="string" calcext:value-type="string">
            <text:p>පරිගණකය හා පර්යන්ත උපාංග පරික්ෂාකාරීව භාවිතය.</text:p>
          </table:table-cell>
          <table:table-cell office:value-type="string" calcext:value-type="string">
            <text:p>මෙම ඒකකයෙන්‍ පර්යන්ත උපාංග හැඳින්වීම, නිවැරදිව පරිගණකය ක‍්‍රියාත්මක කිරීම හා නිමාව පිළිබඳ ක‍්‍රියා පිළිවල, පරිගණක භාවිතයේ නිවැරදි ඉරියව් හා ඉලෙක්ට්‍රොනික අපද්‍රව්‍ය පිළිබඳව‍ සාකච්ඡා <text:s/>කෙරෙයි.</text:p>
          </table:table-cell>
          <table:table-cell table:style-name="ce3"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3R සංකල්පයට අයත් නොවන්නේ කුමක් ද?</text:p>
          </table:table-cell>
          <table:table-cell/>
          <table:table-cell office:value-type="string" calcext:value-type="string">
            <text:p>භාවිතය අවම කිරීම (Reduc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චක්‍රීකරණය (Recycl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නැවත ප‍්‍රයෝජනයට ගැනීම (Reus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තිසාධනය (Recovery)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7" calcext:value-type="float">
            <text:p>37</text:p>
          </table:table-cell>
          <table:table-cell table:number-columns-repeated="2"/>
          <table:table-cell office:value-type="string" calcext:value-type="string">
            <text:p>මුදල් ගෙවා භාවිතා කල යුතු මෘදුකාංග ...................................... ලෙස හැඳින්වේ.</text:p>
          </table:table-cell>
          <table:table-cell/>
          <table:table-cell office:value-type="string" calcext:value-type="string">
            <text:p>පැතුරුම්පත්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ණිජ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ඩියෝ සංස්කරණ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38" calcext:value-type="float">
            <text:p>38</text:p>
          </table:table-cell>
          <table:table-cell table:number-columns-repeated="2"/>
          <table:table-cell office:value-type="string" calcext:value-type="string">
            <text:p>පරිගණකයක් භාවිත කිරීමේ දී පවත්වා ගතයුතු නිවැරදි ඉරියව්වක් නොවන්නේ කුමක් ද?</text:p>
          </table:table-cell>
          <table:table-cell/>
          <table:table-cell office:value-type="string" calcext:value-type="string">
            <text:p>සෑම විටම පරිගණක තිරය ඇස් මට්ටම හෝ ඊට මදක් පහළින්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සත් පරිගණක තිරයත් අතර දුර අගල් 18ත් 28ත් අතර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යතුරු පුවරුව හා මූසිකය වැලමිට කෙලින් ත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පොළව ස්පර්ශ නොවන අයුරින් තබා ගැනී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39" calcext:value-type="float">
            <text:p>39</text:p>
          </table:table-cell>
          <table:table-cell office:value-type="string" calcext:value-type="string">
            <text:p>පරිගණකය ක‍්‍රියා‍ විරහිත කිරීමේ නිවැරදි අනුපිළිවෙල ඇතුලත් වරණය තෝරන්න.</text:p>
          </table:table-cell>
          <table:table-cell/>
          <table:table-cell office:value-type="string" calcext:value-type="string">
            <text:p><text:s/>(A) විවෘත කොට ඇති සියලූම වැඩසටහන් ඉවත් කිරීම. \n <text:s/>(B) Shtdown විදානය තෝරා Click කිරීම. \n (C) විදුලි බල සැපයුම ක‍්‍රියා‍ විරහිත කිරීම. \n (D) UPS එක <text:s/>ක‍්‍රියා විරහිත කිරීම. \n (E) පද්ධති ඒකකය <text:s/>ක‍්‍රියා විරහිත කිරීම.</text:p>
          </table:table-cell>
          <table:table-cell/>
          <table:table-cell office:value-type="string" calcext:value-type="string">
            <text:p>ABDCE</text:p>
          </table:table-cell>
          <table:table-cell office:value-type="float" office:value="0" calcext:value-type="float">
            <text:p>0</text:p>
          </table:table-cell>
          <table:table-cell table:number-columns-repeated="1006"/>
        </table:table-row>
        <table:table-row table:style-name="ro2">
          <table:table-cell table:number-columns-repeated="14"/>
          <table:table-cell office:value-type="string" calcext:value-type="string">
            <text:p><text:s/></text:p>
          </table:table-cell>
          <table:table-cell/>
          <table:table-cell office:value-type="string" calcext:value-type="string">
            <text:p>ABEDC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BD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CBE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0" calcext:value-type="float">
            <text:p>40</text:p>
          </table:table-cell>
          <table:table-cell table:number-columns-repeated="2"/>
          <table:table-cell office:value-type="string" calcext:value-type="string">
            <text:p>පරිගණකය ක‍්‍රියා‍ විරහිත කිරීමේ සංකේතය වනුයේ කුමක් ද?</text:p>
          </table:table-cell>
          <table:table-cell office:value-type="string" calcext:value-type="string">
            <text:p>ict-06-t1-l02-ep08-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2-ep08-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2-ep08-q-5-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2-ep08-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9" calcext:value-type="float">
            <text:p>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3-ep09</text:p>
          </table:table-cell>
          <table:table-cell office:value-type="float" office:value="9" calcext:value-type="float">
            <text:p>9</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මෙහෙයුම් පද්ධති හා ගොණු හැසිරවීම.</text:p>
          </table:table-cell>
          <table:table-cell office:value-type="string" calcext:value-type="string">
            <text:p><text:s/>මෙහෙයුම් පද්ධති භාවිතය.</text:p>
          </table:table-cell>
          <table:table-cell office:value-type="string" calcext:value-type="string">
            <text:p>මෙම ඒකකයෙන් <text:s/>මෙහෙයුම් පද්ධතිය හැඳින්වීම, මෙහෙයුම් පද්ධතියේ කාර්යයන් හා ගොනු හඳුනා ගැනීම හා හැසිරවීම පිළිබඳව‍ සාකච්ඡා කෙරෙයි.</text:p>
          </table:table-cell>
          <table:table-cell table:style-name="ce3"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text:s/>මෙහෙයුම් පද්ධතියක් සඳහා උදාහරණයක් නොවන්නේ කුමක් ද?</text:p>
          </table:table-cell>
          <table:table-cell/>
          <table:table-cell office:value-type="string" calcext:value-type="string">
            <text:p>Window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Office Word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Linu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d ha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2" calcext:value-type="float">
            <text:p>42</text:p>
          </table:table-cell>
          <table:table-cell table:number-columns-repeated="2"/>
          <table:table-cell office:value-type="string" calcext:value-type="string">
            <text:p>පහත සඳහන් පාඨ සහිත ගොනුව තෝරන්න?</text:p>
          </table:table-cell>
          <table:table-cell office:value-type="string" calcext:value-type="string">
            <text:p>ict-06-t1-l03-ep09-q-2-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2-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2-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3-ep09-q-2-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3" calcext:value-type="float">
            <text:p>43</text:p>
          </table:table-cell>
          <table:table-cell table:number-columns-repeated="2"/>
          <table:table-cell office:value-type="string" calcext:value-type="string">
            <text:p>ගොනු තැන්පත් කර තැබීම සඳහා යොදාගන්නා ස්ථානය ....................... ලෙස හැඳින්වේ.</text:p>
          </table:table-cell>
          <table:table-cell/>
          <table:table-cell office:value-type="string" calcext:value-type="string">
            <text:p>මෙහෙයුම් පද්ධති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ව</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නු බහාලූම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ඨ සහිත ගොනු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4" calcext:value-type="float">
            <text:p>44</text:p>
          </table:table-cell>
          <table:table-cell table:number-columns-repeated="2"/>
          <table:table-cell office:value-type="string" calcext:value-type="string">
            <text:p>Android මෙහෙයුම් පද්ධතිය හඳුනා ගැනීම සඳහා භාවිතා කරන සංකේතය වනුයේ කුමක් ද?</text:p>
          </table:table-cell>
          <table:table-cell office:value-type="string" calcext:value-type="string">
            <text:p>ict-06-t1-l03-ep09-q-4-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4-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3-ep09-q-4-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3-ep09-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5" calcext:value-type="float">
            <text:p>45</text:p>
          </table:table-cell>
          <table:table-cell table:number-columns-repeated="2"/>
          <table:table-cell office:value-type="string" calcext:value-type="string">
            <text:p>පහත දැක්වෙන වරණයන් අතුරින් මෙහෙයුම් පද්ධතියට අයත් කාර්යයක් නොවන්නේ කුමක් ද?</text:p>
          </table:table-cell>
          <table:table-cell/>
          <table:table-cell office:value-type="string" calcext:value-type="string">
            <text:p>පරිශීලකයා හා පරිගණකය සම්බන්ධ කර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මතක කළමනාකරණය.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කළමනාකරණ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 වයිරස් වලින් ආරක්ෂා කරයි.</text:p>
          </table:table-cell>
          <table:table-cell office:value-type="float" office:value="0" calcext:value-type="float">
            <text:p>0</text:p>
          </table:table-cell>
          <table:table-cell table:number-columns-repeated="1006"/>
        </table:table-row>
        <table:table-row table:style-name="ro1">
          <table:table-cell office:value-type="float" office:value="10" calcext:value-type="float">
            <text:p>1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3-ep10</text:p>
          </table:table-cell>
          <table:table-cell office:value-type="float" office:value="10" calcext:value-type="float">
            <text:p>1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s/>මෙහෙයුම් පද්ධති හා ගොණු හැසිරවීම.</text:p>
          </table:table-cell>
          <table:table-cell office:value-type="string" calcext:value-type="string">
            <text:p><text:s/>ගොනු හැසිරවීම.</text:p>
          </table:table-cell>
          <table:table-cell office:value-type="string" calcext:value-type="string">
            <text:p>මෙම ඒකකයෙන් ගොනු බහාලූම හඳුනා ගැනීම, ගොනුවක් නිර්මාණය කිරීම, ගොනුවක් සුරැකීම, ගොනුවක් විවෘත කිරීම හා ගොනුවක් සංස්කරණය කිරීම පිළිබඳව‍ සාකච්ඡා කෙරෙයි.</text:p>
          </table:table-cell>
          <table:table-cell table:style-name="ce3"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Microsoft Word හි ගොනු දිගුව කුමක් ද?</text:p>
          </table:table-cell>
          <table:table-cell/>
          <table:table-cell office:value-type="string" calcext:value-type="string">
            <text:p>.xls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x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jp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ocx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47" calcext:value-type="float">
            <text:p>47</text:p>
          </table:table-cell>
          <table:table-cell/>
          <table:table-cell office:value-type="string" calcext:value-type="string">
            <text:p>ict-06-t1-l03-ep10-q-2.jpg</text:p>
          </table:table-cell>
          <table:table-cell office:value-type="string" calcext:value-type="string">
            <text:p><text:s text:c="2"/>විවෘත වැඩසටහනක පහත රූපය මඟින් සංකේතවත් වනුයේ කුමක් ද?</text:p>
          </table:table-cell>
          <table:table-cell/>
          <table:table-cell office:value-type="string" calcext:value-type="string">
            <text:p>Minimiz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ximiz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lose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8" calcext:value-type="float">
            <text:p>48</text:p>
          </table:table-cell>
          <table:table-cell table:number-columns-repeated="2"/>
          <table:table-cell office:value-type="string" calcext:value-type="string">
            <text:p><text:s/>ක‍්‍රි‍යාවක් අහෝසි කිරීමේ කෙටි මඟ කුමක් ද?</text:p>
          </table:table-cell>
          <table:table-cell/>
          <table:table-cell office:value-type="string" calcext:value-type="string">
            <text:p>Ctrl + Z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trl + 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rl + 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trl + C</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49" calcext:value-type="float">
            <text:p>49</text:p>
          </table:table-cell>
          <table:table-cell table:number-columns-repeated="2"/>
          <table:table-cell office:value-type="string" calcext:value-type="string">
            <text:p>image 01.jpg යන්නෙහි .jpg යන්නෙන් අදහස් කරන්නේ කුමක්ද? <text:s/></text:p>
          </table:table-cell>
          <table:table-cell/>
          <table:table-cell office:value-type="string" calcext:value-type="string">
            <text:p>ගොනුවේ නම (File n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දිගුව (File extens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 මාර්ගය (File path)</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ඛන ගොනුව (Document f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0" calcext:value-type="float">
            <text:p>50</text:p>
          </table:table-cell>
          <table:table-cell table:number-columns-repeated="2"/>
          <table:table-cell office:value-type="string" calcext:value-type="string">
            <text:p><text:s/>යම් ගොනුවක් අයත් වන යෙදුම් මෘදුකාංගය සොයා ගැනීම සඳහා ................................ භාවිතා කරයි.</text:p>
          </table:table-cell>
          <table:table-cell/>
          <table:table-cell office:value-type="string" calcext:value-type="string">
            <text:p>ගොනුවේ දිගුව (File extent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නුවේ නම (File n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බහාලූම (Folde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නු (Files)</text:p>
          </table:table-cell>
          <table:table-cell office:value-type="float" office:value="0" calcext:value-type="float">
            <text:p>0</text:p>
          </table:table-cell>
          <table:table-cell table:number-columns-repeated="1006"/>
        </table:table-row>
        <table:table-row table:style-name="ro1">
          <table:table-cell office:value-type="float" office:value="11" calcext:value-type="float">
            <text:p>1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1-l04-ep11</text:p>
          </table:table-cell>
          <table:table-cell office:value-type="float" office:value="11" calcext:value-type="float">
            <text:p>11</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text:s/>‍යෙදුම් මෘදුකාංග උචිත ලෙස භාවිතය හා මෘදුකාංග ඵලදායීව භාවිතය.</text:p>
          </table:table-cell>
          <table:table-cell office:value-type="string" calcext:value-type="string">
            <text:p>මෙම ඒකකයෙන් යෙදුම් මෘදුකාංග හැඳින්වීම, යෙදුම් මෘදුකාංග භාවිතා වන අවස්ථා හා වර්ග, විවිධ යෙදුම් වර්ග හා කාර්යයන් මෙන්ම මෘදුකාංග ඵලදායීව භාවිතය පිළිබඳව‍ සාකච්ඡා <text:s/>කෙරෙයි.</text:p>
          </table:table-cell>
          <table:table-cell table:style-name="ce3"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පරිශීලක අවශ්‍යතා ඉටුකර දෙන පරිගණකය තුල ඇති විවිධ වැඩසටහන් .................... ලෙස හඳුන්වයි.</text:p>
          </table:table-cell>
          <table:table-cell/>
          <table:table-cell office:value-type="string" calcext:value-type="string">
            <text:p>දෘඩාං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යෙදුම්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මෙහෙයුම්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ද්ධති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2" calcext:value-type="float">
            <text:p>52</text:p>
          </table:table-cell>
          <table:table-cell table:number-columns-repeated="2"/>
          <table:table-cell office:value-type="string" calcext:value-type="string">
            <text:p>යෙදුම් මෘදුකාංග වර්ගීකරණය යටතේ බෙදෙන ප‍්‍රධාන කොටස් ගණන කීයද?</text:p>
          </table:table-cell>
          <table:table-cell/>
          <table:table-cell office:value-type="string" calcext:value-type="string">
            <text:p>5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3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4 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2 කි.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3" calcext:value-type="float">
            <text:p>53</text:p>
          </table:table-cell>
          <table:table-cell table:number-columns-repeated="2"/>
          <table:table-cell office:value-type="string" calcext:value-type="string">
            <text:p>Google Chrome, Mozilla Firefox සහ Opera යනු .................... <text:s/>වලට උදාහරණ වේ.</text:p>
          </table:table-cell>
          <table:table-cell/>
          <table:table-cell office:value-type="string" calcext:value-type="string">
            <text:p>වදන් සැකසුම්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පත් මෘදුකාං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4" calcext:value-type="float">
            <text:p>54</text:p>
          </table:table-cell>
          <table:table-cell office:value-type="string" calcext:value-type="string">
            <text:p>ගැලපෙන යෙදුම් මෘදුකාංග තෝරන්න. </text:p>
          </table:table-cell>
          <table:table-cell/>
          <table:table-cell office:value-type="string" calcext:value-type="string">
            <text:p>සරල සංකීර්ණ ගණිතමය කටයුතු,</text:p>
          </table:table-cell>
          <table:table-cell office:value-type="string" calcext:value-type="string">
            <text:p>ict-06-t1-l04-ep11-q-4-a-1.jpg</text:p>
          </table:table-cell>
          <table:table-cell/>
          <table:table-cell office:value-type="float" office:value="0" calcext:value-type="float">
            <text:p>0</text:p>
          </table:table-cell>
          <table:table-cell table:number-columns-repeated="1006"/>
        </table:table-row>
        <table:table-row table:style-name="ro2">
          <table:table-cell table:number-columns-repeated="14"/>
          <table:table-cell office:value-type="string" calcext:value-type="string">
            <text:p><text:s text:c="2"/></text:p>
          </table:table-cell>
          <table:table-cell office:value-type="string" calcext:value-type="string">
            <text:p>ict-06-t1-l04-ep11-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4-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1-l04-ep11-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5" calcext:value-type="float">
            <text:p>55</text:p>
          </table:table-cell>
          <table:table-cell office:value-type="string" calcext:value-type="string">
            <text:p>ගැලපෙන යෙදුම් මෘදුකාංග තෝරන්න. </text:p>
          </table:table-cell>
          <table:table-cell/>
          <table:table-cell office:value-type="string" calcext:value-type="string">
            <text:p>ආරාධනා පත‍්‍රයක් සකස් කිරීම.</text:p>
          </table:table-cell>
          <table:table-cell office:value-type="string" calcext:value-type="string">
            <text:p>ict-06-t1-l04-ep11-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1-l04-ep11-q-5-a-4.jpg</text:p>
          </table:table-cell>
          <table:table-cell/>
          <table:table-cell office:value-type="float" office:value="1" calcext:value-type="float">
            <text:p>1</text:p>
          </table:table-cell>
          <table:table-cell table:number-columns-repeated="1006"/>
        </table:table-row>
        <table:table-row table:style-name="ro1">
          <table:table-cell office:value-type="float" office:value="12" calcext:value-type="float">
            <text:p>1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සඳහා අවශ්‍ය මූලික මෙවලම්, නිවැරදිව මූසිකය භාවිතය.</text:p>
          </table:table-cell>
          <table:table-cell office:value-type="string" calcext:value-type="string">
            <text:p>මෙම ඒකකයෙන් යෙදුම් මෘදුකාංග හැඳින්වීම, මූසිකයේ ප‍්‍රධාන කොටස්, මූසිකයේ ප‍්‍රධාන කාර්යයන් හා භාවිතා කරන ආකාරය පිළිබඳව‍ සාකච්ඡා කෙරෙයි.</text:p>
          </table:table-cell>
          <table:table-cell table:style-name="ce3" office:value-type="time" office:time-value="PT01H00M00S" calcext:value-type="time">
            <text:p>01:00:00</text:p>
          </table:table-cell>
          <table:table-cell office:value-type="float" office:value="56" calcext:value-type="float">
            <text:p>56</text:p>
          </table:table-cell>
          <table:table-cell/>
          <table:table-cell office:value-type="string" calcext:value-type="string">
            <text:p>ict-06-t2-l04-ep01-q-1.jpg</text:p>
          </table:table-cell>
          <table:table-cell office:value-type="string" calcext:value-type="string">
            <text:p>ඉහත අංක වලින් හැඳින්වෙන කොටස් නිවැරදිව ඇතුලත් කර ඇති වරණය තෝරන්න.</text:p>
          </table:table-cell>
          <table:table-cell/>
          <table:table-cell office:value-type="string" calcext:value-type="string">
            <text:p>A වම් බොත්තම, B දකුණු බොත්තම, C රෝල් කිරීමේ රෝද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C රෝල් කිරීමේ රෝදය, A දකුණු බොත්තම, B වම් බොත්තම <text:s text:c="2"/></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රෝල් කිරීමේ රෝදය, A වම් බොත්තම, C දකුණු බොත්ත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 රෝල් කිරීමේ රෝදය, C දකුණු බොත්තම, A වම් බොත්ත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7" calcext:value-type="float">
            <text:p>57</text:p>
          </table:table-cell>
          <table:table-cell table:number-columns-repeated="2"/>
          <table:table-cell office:value-type="string" calcext:value-type="string">
            <text:p>මූසිකය සඳහා වැරදි ප‍්‍රකාශය වන්නේ කුමක් ද?</text:p>
          </table:table-cell>
          <table:table-cell/>
          <table:table-cell office:value-type="string" calcext:value-type="string">
            <text:p>ලිපිගොනු බහාලූම් විවෘත කිරීම, විධාන තේරීම ආදිය සිදු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ධාන ආදාන උපාංග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ර්ශන තිරය මත දර්ශකය (Cursor point) චලනය කිරීම පාලනය කර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 තුලට අක්‍ෂර හා අංක ඇතුලත් කිරී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58" calcext:value-type="float">
            <text:p>58</text:p>
          </table:table-cell>
          <table:table-cell table:number-columns-repeated="2"/>
          <table:table-cell office:value-type="string" calcext:value-type="string">
            <text:p><text:s/>මූසිකය භාවිතා කිරීමේ නිවැරදි ක‍්‍රමයක් වන්නේ කුමක් ද?</text:p>
          </table:table-cell>
          <table:table-cell office:value-type="string" calcext:value-type="string">
            <text:p>ict-06-t2-l04-ep01-q-3-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3-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1-q-3-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3-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59" calcext:value-type="float">
            <text:p>59</text:p>
          </table:table-cell>
          <table:table-cell table:number-columns-repeated="2"/>
          <table:table-cell office:value-type="string" calcext:value-type="string">
            <text:p>මූසිකයේ ප‍්‍රධාන කාර්යයක් නොවන්නේ කුමක් ද?</text:p>
          </table:table-cell>
          <table:table-cell/>
          <table:table-cell office:value-type="string" calcext:value-type="string">
            <text:p>අවශ්‍ය දේ තේරීම. (Select)</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වශ්‍ය දේ එහා මෙහා ගෙන යාම. (Mov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හ අක්‍ෂර ඇතුලත් කිරීම. (Enter)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වශ්‍ය දේ විවෘත කර ගැනීම. (Ope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0" calcext:value-type="float">
            <text:p>60</text:p>
          </table:table-cell>
          <table:table-cell table:number-columns-repeated="2"/>
          <table:table-cell office:value-type="string" calcext:value-type="string">
            <text:p>මූසිකය සඳහා උදාහරණයක් නොවන්නේ කුමක් ද?</text:p>
          </table:table-cell>
          <table:table-cell office:value-type="string" calcext:value-type="string">
            <text:p>ict-06-t2-l04-ep01-q-5-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1-q-5-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1-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13" calcext:value-type="float">
            <text:p>1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text:s/>සඳහා අවශ්‍ය මූලික මෙවලම්, නිවැරදිව යතුරු ලියනය භාවිතය.</text:p>
          </table:table-cell>
          <table:table-cell office:value-type="string" calcext:value-type="string">
            <text:p>මෙම ඒකකයෙන් යතුරු පුවරුවේ <text:s/>කොටස්, යතුරු පුවරුවේ ප‍්‍රධාන කාර්යයන් හා භාවිතා කරන ආකාරය පිළිබඳව‍ සාකච්ඡා කෙරෙයි.</text:p>
          </table:table-cell>
          <table:table-cell table:style-name="ce3"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text:s/>පහත දැක්වෙන රූප අතුරින් ස්පර්ශක යතුරු පුවරුව තෝරන්න?</text:p>
          </table:table-cell>
          <table:table-cell office:value-type="string" calcext:value-type="string">
            <text:p>ict-06-t2-l04-ep02-q-1-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2-q-1-a-2.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2-q-1-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2-q-1-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2" calcext:value-type="float">
            <text:p>62</text:p>
          </table:table-cell>
          <table:table-cell table:number-columns-repeated="2"/>
          <table:table-cell office:value-type="string" calcext:value-type="string">
            <text:p>F1, F2, F8 සහ <text:s/>F12 යන යතුරු අයත් වන්නේ?</text:p>
          </table:table-cell>
          <table:table-cell/>
          <table:table-cell office:value-type="string" calcext:value-type="string">
            <text:p>සංඛ්‍යා යතුරු (Numeric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චලන යතුරු (Arrow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ලක්ෂණ යතුරු (Typing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ය යතුරු (Function keys)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3" calcext:value-type="float">
            <text:p>63</text:p>
          </table:table-cell>
          <table:table-cell table:number-columns-repeated="2"/>
          <table:table-cell office:value-type="string" calcext:value-type="string">
            <text:p>............ යතුරු පුවරුවේ වෙනම පිහිටා ඇති අතර ගණනය කිරීම් වලදී මෙම යතුරු භාවිතය වඩාත් පහසු වේ.</text:p>
          </table:table-cell>
          <table:table-cell/>
          <table:table-cell office:value-type="string" calcext:value-type="string">
            <text:p>සංඛ්‍යා යතුරු (Numeric keys)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අනුලක්ෂණ යතුරු (Typing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ර්යය යතුරු (Function key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හෙයුම් යතුරු (Control key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4" calcext:value-type="float">
            <text:p>64</text:p>
          </table:table-cell>
          <table:table-cell table:number-columns-repeated="2"/>
          <table:table-cell office:value-type="string" calcext:value-type="string">
            <text:p>සාමාන්‍යයෙන් මෙම යතුර මඟින් Cursor එක ඔබ දැනට වැඩ කරමින් සිටින පිටුවේ ආරම්භය වෙත ගෙන යයි.</text:p>
          </table:table-cell>
          <table:table-cell/>
          <table:table-cell office:value-type="string" calcext:value-type="string">
            <text:p>Ente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age u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Inser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Tab key</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5" calcext:value-type="float">
            <text:p>65</text:p>
          </table:table-cell>
          <table:table-cell table:number-columns-repeated="2"/>
          <table:table-cell office:value-type="string" calcext:value-type="string">
            <text:p>යතුරු පුවරුව යනු කුමක් ද?</text:p>
          </table:table-cell>
          <table:table-cell/>
          <table:table-cell office:value-type="string" calcext:value-type="string">
            <text:p>ප‍්‍රතිදාන උපාංග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න්නිවේදන උපාංග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ආදාන උපාංගයකි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ආචයන උපාංගයකි</text:p>
          </table:table-cell>
          <table:table-cell office:value-type="float" office:value="0" calcext:value-type="float">
            <text:p>0</text:p>
          </table:table-cell>
          <table:table-cell table:number-columns-repeated="1006"/>
        </table:table-row>
        <table:table-row table:style-name="ro3">
          <table:table-cell office:value-type="float" office:value="14" calcext:value-type="float">
            <text:p>1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යෙදුම් මෘදුකාංග භාවිතය හා චිත‍්‍රක මෘදුකාංග භාවිතය.</text:p>
          </table:table-cell>
          <table:table-cell office:value-type="string" calcext:value-type="string">
            <text:p>මෙම ඒකකයෙන් යෙදුම් මෘදුකාංග හා චිත‍්‍රක මෘදුකාංග හැඳින්වීම හා එහි කාර්යයන්, චිත‍්‍රක මෘදුකාංග භාවිතය සඳහා මූසිකය භාවිතා කිරීම පිළිබඳව‍ සාකච්ඡා කෙරෙයි.</text:p>
          </table:table-cell>
          <table:table-cell table:style-name="ce3"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පරිශීලක අවශ්‍යතා මත විශේෂිත වූ කාර්යය පමණක් ඉටුකර ගැනීම සඳහා සකසා ඇති මෘදුකාංග හඳුන්වන්නේ කුමන නමින් ද?</text:p>
          </table:table-cell>
          <table:table-cell/>
          <table:table-cell office:value-type="string" calcext:value-type="string">
            <text:p>විශේෂ කාර්යය සඳහා වන යෙඳුම්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දු කාර්යය සඳහා වන යෙඳුුම්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7" calcext:value-type="float">
            <text:p>67</text:p>
          </table:table-cell>
          <table:table-cell table:number-columns-repeated="2"/>
          <table:table-cell office:value-type="string" calcext:value-type="string">
            <text:p>චිත‍්‍ර හා රූප සටහන් පරිගණකය ආශ්‍රයෙන් <text:s/>ඇඳ ගැනීමට අවශ්‍ය වූ විට භාවිතා කරන මෘදුකාංගය වනුයේ කුමක් ද?</text:p>
          </table:table-cell>
          <table:table-cell/>
          <table:table-cell office:value-type="string" calcext:value-type="string">
            <text:p>වදන් සැකසුම්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ඩියෝ සංස්කරණ මෘදුකාංග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68" calcext:value-type="float">
            <text:p>68</text:p>
          </table:table-cell>
          <table:table-cell table:number-columns-repeated="2"/>
          <table:table-cell office:value-type="string" calcext:value-type="string">
            <text:p>චිත‍්‍රක මෘදුකාංගයක් නොවන්නේ කුමක් ද?</text:p>
          </table:table-cell>
          <table:table-cell/>
          <table:table-cell office:value-type="string" calcext:value-type="string">
            <text:p>Smart Draw</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Illustrato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S Pa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Excel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69" calcext:value-type="float">
            <text:p>69</text:p>
          </table:table-cell>
          <table:table-cell table:number-columns-repeated="2"/>
          <table:table-cell office:value-type="string" calcext:value-type="string">
            <text:p>වීඩියෝ සංස්කරණ මෘදුකාංගයක් වනුයේ කුමක් ද?</text:p>
          </table:table-cell>
          <table:table-cell office:value-type="string" calcext:value-type="string">
            <text:p>ict-06-t2-l04-ep03-q-4-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4-ep03-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3-q-4-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4-ep03-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0" calcext:value-type="float">
            <text:p>70</text:p>
          </table:table-cell>
          <table:table-cell table:number-columns-repeated="2"/>
          <table:table-cell office:value-type="string" calcext:value-type="string">
            <text:p>වෙබ් අතරික්සුවක් නොවන්නේ කුමක් ද?</text:p>
          </table:table-cell>
          <table:table-cell/>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per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oogle Chrome</text:p>
          </table:table-cell>
          <table:table-cell office:value-type="float" office:value="0" calcext:value-type="float">
            <text:p>0</text:p>
          </table:table-cell>
          <table:table-cell table:number-columns-repeated="1006"/>
        </table:table-row>
        <table:table-row table:style-name="ro3">
          <table:table-cell office:value-type="float" office:value="15" calcext:value-type="float">
            <text:p>1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වදන් සැකසුම් මෘදුකාංග භාවිතය.</text:p>
          </table:table-cell>
          <table:table-cell office:value-type="string" calcext:value-type="string">
            <text:p>‍මෙම ඒකකයෙන් වදන් සැකසුම් මෘදුකාංග හැඳින්වීම හා එහි කාර්යයන්, වදන් සැකසුම් මෘදුකාංග භාවිතය සඳහා යතුරු පුවරුව භාවිතා කිරීම පිළිබඳව‍ සාකච්ඡා කෙරෙයි.</text:p>
          </table:table-cell>
          <table:table-cell table:style-name="ce3"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text:s/>ලිපි ලේඛන ආදිය සකස් කර ගබාඩා කර ගැනීම සඳහා භාවිතා කරන මෘදුකාංග හඳුන්වන නම කුමක් ද?</text:p>
          </table:table-cell>
          <table:table-cell/>
          <table:table-cell office:value-type="string" calcext:value-type="string">
            <text:p>පැතුරුම් පත්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න් සැකසුම් මෘදුකාංග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චිත‍්‍රක මෘදුකාංග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2" calcext:value-type="float">
            <text:p>72</text:p>
          </table:table-cell>
          <table:table-cell table:number-columns-repeated="2"/>
          <table:table-cell office:value-type="string" calcext:value-type="string">
            <text:p>පහත සඳහන් මෘදුකාංග අතුරින් වදන් සැකසුම් මෘදුකාංග යුගලය තෝරන්න.</text:p>
          </table:table-cell>
          <table:table-cell/>
          <table:table-cell office:value-type="string" calcext:value-type="string">
            <text:p>Microsoft Word, Microsoft Exce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Excel, Microsoft Pa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crosoft Word,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iber Office Writer, Microsoft Word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3" calcext:value-type="float">
            <text:p>73</text:p>
          </table:table-cell>
          <table:table-cell table:number-columns-repeated="2"/>
          <table:table-cell office:value-type="string" calcext:value-type="string">
            <text:p>විශේෂ කාර්යය සඳහා වන යෙදුම් මෘදුකාංග වලට උදාහරණයක් නොවන්නේ කුමක් ද?</text:p>
          </table:table-cell>
          <table:table-cell/>
          <table:table-cell office:value-type="string" calcext:value-type="string">
            <text:p>පරිගණක ක්‍රීඩා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ස්තකාල කලමණාකරන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බැංකු කලමණාකරන පද්ධ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තුරුම් පත් මෘදුකාංගය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74" calcext:value-type="float">
            <text:p>74</text:p>
          </table:table-cell>
          <table:table-cell table:number-columns-repeated="2"/>
          <table:table-cell office:value-type="string" calcext:value-type="string">
            <text:p>වදන් සැකසුම් මෘදුකාංග වල වාසියක් නොවන්නේ කුමක් ද?</text:p>
          </table:table-cell>
          <table:table-cell/>
          <table:table-cell office:value-type="string" calcext:value-type="string">
            <text:p>ලේඛන සකස් කිරීම හා සංස්කරණය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ෂර වින්‍යාසය හා ව්‍යාකරණ දෝෂ සෙවීම සහ නිවැරදි කිරීම. (Speling &amp; Grammer cheking)</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න්තූර වල වර්ණ වෙනස්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තැපැල් මුසුව (Mail Merg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5" calcext:value-type="float">
            <text:p>75</text:p>
          </table:table-cell>
          <table:table-cell table:number-columns-repeated="2"/>
          <table:table-cell office:value-type="string" calcext:value-type="string">
            <text:p>Microsoft Office Word මෘදුකාංගය තුල අන්තර්ගත නොවන්නේ කුමක් ද?</text:p>
          </table:table-cell>
          <table:table-cell/>
          <table:table-cell office:value-type="string" calcext:value-type="string">
            <text:p>Itali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gic tool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o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old</text:p>
          </table:table-cell>
          <table:table-cell office:value-type="float" office:value="0" calcext:value-type="float">
            <text:p>0</text:p>
          </table:table-cell>
          <table:table-cell table:number-columns-repeated="1006"/>
        </table:table-row>
        <table:table-row table:style-name="ro1">
          <table:table-cell office:value-type="float" office:value="16" calcext:value-type="float">
            <text:p>1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5</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ශ‍්‍රව්‍ය සංස්කරණ මෘදුකාංග භාවිතය.</text:p>
          </table:table-cell>
          <table:table-cell office:value-type="string" calcext:value-type="string">
            <text:p>මෙම ඒකකයෙන් ශ‍්‍රව්‍ය සංස්කරණ මෘදුකාංග හැඳින්වීම, බාගත කර ගන්නා ආකාරය හා ශ‍්‍රව්‍ය ගොනුවක් නිර්මාණය කර ගන්නා ආකාරය පිළිබඳව‍ සාකච්ඡා කෙරෙයි.</text:p>
          </table:table-cell>
          <table:table-cell table:style-name="ce3"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 ශ‍්‍රව්‍ය සංස්කරණ මෘදුකාංග යනු මොනවා ද?</text:p>
          </table:table-cell>
          <table:table-cell/>
          <table:table-cell office:value-type="string" calcext:value-type="string">
            <text:p>වීඩියෝ පට සංස්කරණය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ශ‍්‍රව්‍ය පට සංස්කරණය සඳහා සැකසූ මෘදුකාංග වේ.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 ලේඛන ආදී කටයුතු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තර්ජාල කටයුතු හා තොරතුරු පිරික්සීම සඳහා සැකසූ මෘදුකාංග 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7" calcext:value-type="float">
            <text:p>77</text:p>
          </table:table-cell>
          <table:table-cell table:number-columns-repeated="2"/>
          <table:table-cell office:value-type="string" calcext:value-type="string">
            <text:p><text:s/>පහත යෙදුම් මෘදුකාංග අතුරින් ශ‍්‍රව්‍ය මෘදුකාංගය කුමක් ද?</text:p>
          </table:table-cell>
          <table:table-cell/>
          <table:table-cell office:value-type="string" calcext:value-type="string">
            <text:p>Audacity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remiere Pr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wor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mart Draw</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8" calcext:value-type="float">
            <text:p>78</text:p>
          </table:table-cell>
          <table:table-cell table:number-columns-repeated="2"/>
          <table:table-cell office:value-type="string" calcext:value-type="string">
            <text:p>ශ‍්‍රව්‍ය පට හා දෘශ්‍ය පට සංස්කරණය කිරීමේ දී මෙන්ම පටිගත කිරීමේ දී අනුගමනය කලයුතු ආචාරධර්මයක් නොවන්නේ කුමක් ද?</text:p>
          </table:table-cell>
          <table:table-cell/>
          <table:table-cell office:value-type="string" calcext:value-type="string">
            <text:p>වෙනත් අයගේ හඩ සහ රූප පටිගත කරන විට ඒ පිළිබඳව ඒ අයගේ අවසරය ලබා ගත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ත්‍ය අදහස් සඟවා අදාල සංස්කරණ කටයුතු සිදු කිරීම.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ස්කරණ මෘදුකාංග පිළිබඳව ඔබ ලබා ගන්නා දැනුම වාචික කටයුතු සඳහා භාවිතා නො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කරණය කල ද්‍රව්‍ය හෝ දෘශ්‍ය ගොනු පිටතට ලබාදීමේ දී එම පටිගත කිරීම් වල ඇතුලත් පාට සහ රූප අන් අයගේ අනන්‍යතාව ආරක්ෂා වන අයුරින් කටයු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79" calcext:value-type="float">
            <text:p>79</text:p>
          </table:table-cell>
          <table:table-cell table:number-columns-repeated="2"/>
          <table:table-cell office:value-type="string" calcext:value-type="string">
            <text:p>Windows, Mac සහ Linux මෙහෙයුම් පද්ධති වල ස්ථාපනය කල හැකි නිදහස් ශ‍්‍රව්‍ය මෘදුකාංගයකි.</text:p>
          </table:table-cell>
          <table:table-cell/>
          <table:table-cell office:value-type="string" calcext:value-type="string">
            <text:p>Adobe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udacity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S Pai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0" calcext:value-type="float">
            <text:p>80</text:p>
          </table:table-cell>
          <table:table-cell table:number-columns-repeated="2"/>
          <table:table-cell office:value-type="string" calcext:value-type="string">
            <text:p><text:s/>ශ‍්‍රව්‍ය ගොනුවකට අදාල නොවන ගොනු දිගුව වනුයේ කුමක් ද?</text:p>
          </table:table-cell>
          <table:table-cell/>
          <table:table-cell office:value-type="string" calcext:value-type="string">
            <text:p>WAV</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JPG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P3</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IFF</text:p>
          </table:table-cell>
          <table:table-cell office:value-type="float" office:value="0" calcext:value-type="float">
            <text:p>0</text:p>
          </table:table-cell>
          <table:table-cell table:number-columns-repeated="1006"/>
        </table:table-row>
        <table:table-row table:style-name="ro3">
          <table:table-cell office:value-type="float" office:value="17" calcext:value-type="float">
            <text:p>1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4-ep06</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යෙදුම් මෘදුකාංග භාවිතය සඳහා මූසිකය හා යතුරු පුවරුව යොදා ගැනීම.</text:p>
          </table:table-cell>
          <table:table-cell office:value-type="string" calcext:value-type="string">
            <text:p>දෘශ්‍ය සංස්කරණ මෘදුකාංග භාවිතය.</text:p>
          </table:table-cell>
          <table:table-cell office:value-type="string" calcext:value-type="string">
            <text:p>මෙම ඒකකයෙන් දෘශ්‍ය සංස්කරණ මෘදුකාංග හැඳින්වීම, බාගත කර ගන්නා ආකාරය හා දෘශ්‍ය ගොනුවක් නිර්මාණය කර ගන්නා ආකාරය පිළිබඳව‍ සාකච්ඡා කෙරෙයි.</text:p>
          </table:table-cell>
          <table:table-cell table:style-name="ce3"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වීඩියෝ පට සංස්කරණය සඳහා සැකසූ මෘදුකාංග හඳුන්වනුයේ,</text:p>
          </table:table-cell>
          <table:table-cell/>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ශ්‍ය සංස්කරණ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ශ‍්‍රව්‍ය සංස්කරණ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තුරුම් පත් මෘදුකාංග</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2" calcext:value-type="float">
            <text:p>82</text:p>
          </table:table-cell>
          <table:table-cell table:number-columns-repeated="2"/>
          <table:table-cell office:value-type="string" calcext:value-type="string">
            <text:p><text:s/>වීඩියෝ පට සංස්කරණය සඳහා උදාහරණයකි.</text:p>
          </table:table-cell>
          <table:table-cell/>
          <table:table-cell office:value-type="string" calcext:value-type="string">
            <text:p>Open shot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dobe Auditi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irosoft Eve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obe Photoshop</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3" calcext:value-type="float">
            <text:p>83</text:p>
          </table:table-cell>
          <table:table-cell/>
          <table:table-cell office:value-type="string" calcext:value-type="string">
            <text:p>ict-06-t2-l04-ep06-q-3.jpg</text:p>
          </table:table-cell>
          <table:table-cell office:value-type="string" calcext:value-type="string">
            <text:p>Windows Movie Maker අතුරු මුහුණතට අදාළව පහත සඳහන් රූපයෙහි අංක 1,2 සහ 3 යන අංක යොදා ඇති ස්ථාන අනුපිළිවෙලින් ඇතුලත් නිවැරදි පිළිතුර තෝරන්න.</text:p>
          </table:table-cell>
          <table:table-cell/>
          <table:table-cell office:value-type="string" calcext:value-type="string">
            <text:p>පූර්ව දර්ශක/ ක්‍රීයාකරවීමේ කවුළුව, කාල තීර වේදිකාව, සංස්කරණ කිරීමේ කවුළුව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ල තීර වේදිකාව, සංස්කරණ කිරීමේ කවුළුව, පූර්ව දර්ශක/ ක්‍රීයාකරවීමේ කවුළු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ස්කරණ කිරීමේ කවුළුව, පූර්ව දර්ශක/ ක්‍රීයාකරවීමේ කවුළුව, කාල තීර වේදිකා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කාල තීර වේදිකාව, පූර්ව දර්ශක/ ක්‍රීයාකරවීමේ කවුළුව, සංස්කරණ කිරීමේ කවුළු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4" calcext:value-type="float">
            <text:p>84</text:p>
          </table:table-cell>
          <table:table-cell table:number-columns-repeated="2"/>
          <table:table-cell office:value-type="string" calcext:value-type="string">
            <text:p>Windows Movie Maker හි කුමන ආකාරයේ ශ‍්‍රව්‍ය ගොනුවක් භාවිත කල හැකි ද?</text:p>
          </table:table-cell>
          <table:table-cell/>
          <table:table-cell office:value-type="string" calcext:value-type="string">
            <text:p>.jp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p3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u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p4</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5" calcext:value-type="float">
            <text:p>85</text:p>
          </table:table-cell>
          <table:table-cell table:number-columns-repeated="2"/>
          <table:table-cell office:value-type="string" calcext:value-type="string">
            <text:p>Windows Movie Maker අයත් වනුයේ කවර මෘදුකාංග වලට ද?</text:p>
          </table:table-cell>
          <table:table-cell/>
          <table:table-cell office:value-type="string" calcext:value-type="string">
            <text:p>දෘශ්‍ය සංස්කරණ මෘදුකාංග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ශ‍්‍රව්‍ය සංස්කරණ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චිත‍්‍රක මෘදුකාංග</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න් සැකසුම් මෘදුකාංග</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text:s text:c="10"/>ප‍්‍රායෝගික ගැටලු විසඳීම.</text:p>
          </table:table-cell>
          <table:table-cell office:value-type="string" calcext:value-type="string">
            <text:p>මෙම ඒකකයෙන් පියවර හඳුනාගෙන එම ගැටලු විශ්ලේෂණය කිරීම පිළිබඳව‍ සාකච්ඡා කෙරෙයි. මෙම ඒකකයෙන් ඇල්ගොරිතම හැඳින්වීම, ඇල්ගොරිතමයක <text:s/>පියවර <text:s/>සහ ලිවීම පිළිබඳව‍ සාකච්ඡා කෙරෙයි.</text:p>
          </table:table-cell>
          <table:table-cell table:style-name="ce3" office:value-type="time" office:time-value="PT01H00M00S" calcext:value-type="time">
            <text:p>01:00:00</text:p>
          </table:table-cell>
          <table:table-cell office:value-type="float" office:value="86" calcext:value-type="float">
            <text:p>86</text:p>
          </table:table-cell>
          <table:table-cell office:value-type="string" calcext:value-type="string">
            <text:p>පහත සඳහන් ගැටලූ විසදීමේ ක්‍රියාවලීන් සඳහා අසා ඇති ප‍්‍රශ්න වලට ගැලපෙන පිළිතුර තෝරන්න.</text:p>
          </table:table-cell>
          <table:table-cell/>
          <table:table-cell office:value-type="string" calcext:value-type="string">
            <text:p><text:s/>පළතුරු සලාදයකට අදාළ ආදාන ක්‍රියාවලිය.</text:p>
          </table:table-cell>
          <table:table-cell/>
          <table:table-cell office:value-type="string" calcext:value-type="string">
            <text:p>පළතුරු සේදි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ළතුරු මිල 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ළතුරු සලාද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විධ පළතුරු වර්ග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87" calcext:value-type="float">
            <text:p>87</text:p>
          </table:table-cell>
          <table:table-cell table:number-columns-repeated="2"/>
          <table:table-cell office:value-type="string" calcext:value-type="string">
            <text:p>ගැටලු විසඳීමට පෙර ඒ සඳහා ප‍්‍රථමයෙන් ගැටලුව හොඳින් විශ්ලේෂණය කල යුතුය. ඒ සඳහා ඔබ ගැටලුවෙහි ආදාන, ප‍්‍රතිදාන හා සැකසීම හඳුනා ගත යුතුය.ගැටලුව විසදීමෙන් පසුව ලැබෙන ප‍්‍රතිඵලය .................................... නම් වේ.</text:p>
          </table:table-cell>
          <table:table-cell/>
          <table:table-cell office:value-type="string" calcext:value-type="string">
            <text:p>උා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තිදාන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ක්‍රියාව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ටලු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8" calcext:value-type="float">
            <text:p>88</text:p>
          </table:table-cell>
          <table:table-cell table:number-columns-repeated="2"/>
          <table:table-cell office:value-type="string" calcext:value-type="string">
            <text:p>ගැලීම් සටහනක් අවශ්‍ය වන්නේ ඇයි? </text:p>
          </table:table-cell>
          <table:table-cell/>
          <table:table-cell office:value-type="string" calcext:value-type="string">
            <text:p>වැඩසටහනක් කිරීමට පෙර එය සැලසුම් කිරීමට.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ඩසටහනක් ක්‍රියාත්මක කිරීමට.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ය භාවිත කිරීම පහසු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ඩසටහන විශ්ලේෂණය කිරීමට.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89" calcext:value-type="float">
            <text:p>89</text:p>
          </table:table-cell>
          <table:table-cell table:number-columns-repeated="2"/>
          <table:table-cell office:value-type="string" calcext:value-type="string">
            <text:p>ගැලීම් සටහනක් හා ව්‍යාජ කේතයක් අතර වෙනස කුමක් ද?</text:p>
          </table:table-cell>
          <table:table-cell/>
          <table:table-cell office:value-type="string" calcext:value-type="string">
            <text:p>ගැලීම් සටහනක් පාඨමය වේ, නමුත් ව්‍යාජ කේතය රූපසටහන් වේ.</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 රූපසටහන් වන අතර ව්‍යාජ කේත ක‍්‍රමලේඛන භාෂාවකින් ලියා ඇත.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 යනු ඇල්ගොරිතමයක රූප සටහන් විස්තරයක් වන අතර ව්‍යාජ කේතය යනු ඇල්ගොරිතමයක පාඨමය විස්තරයකි.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ම් සටහනක් සහ ව්‍යාජ කේතයක් යනු එකම දෙ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0" calcext:value-type="float">
            <text:p>90</text:p>
          </table:table-cell>
          <table:table-cell table:number-columns-repeated="2"/>
          <table:table-cell office:value-type="string" calcext:value-type="string">
            <text:p>ඇල්ගොරිතමයක් යනු කුමක් ද?</text:p>
          </table:table-cell>
          <table:table-cell/>
          <table:table-cell office:value-type="string" calcext:value-type="string">
            <text:p>ගැලීම් සටහන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ටලුවක් විසඳීමට භාවිතා කරන පියවරෙන් පියවර උපදෙස්. <text:s/></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ගැලීම් සටහනක් හෝ ව්‍යාජ කේත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තීරණයක්.</text:p>
          </table:table-cell>
          <table:table-cell office:value-type="float" office:value="0" calcext:value-type="float">
            <text:p>0</text:p>
          </table:table-cell>
          <table:table-cell table:number-columns-repeated="1006"/>
        </table:table-row>
        <table:table-row table:style-name="ro1">
          <table:table-cell office:value-type="float" office:value="19" calcext:value-type="float">
            <text:p>1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text:s text:c="3"/>ඇල්ගොරිතම හැඳින්වීම.</text:p>
          </table:table-cell>
          <table:table-cell office:value-type="string" calcext:value-type="string">
            <text:p>මෙම ඒකකයෙන් ගැලීම් සටහන් හැඳින්වීම සහ සංකේත භාවිතය පිළිබඳව‍ සාකච්ඡා කෙරෙයි, ගැලීම් සටහන් භාවිතයෙන් ඇල්ගොරිතම නිර්මාණය කිරීම.</text:p>
          </table:table-cell>
          <table:table-cell table:style-name="ce3" office:value-type="time" office:time-value="PT01H00M00S" calcext:value-type="time">
            <text:p>01:00:00</text:p>
          </table:table-cell>
          <table:table-cell office:value-type="float" office:value="91" calcext:value-type="float">
            <text:p>91</text:p>
          </table:table-cell>
          <table:table-cell office:value-type="string" calcext:value-type="string">
            <text:p>සෘජුකෝණාස‍්‍රයක වර්ගඵලය සෙවීමට අදාළ පියවර පිළිවෙලින් සකස් කරන්න.</text:p>
          </table:table-cell>
          <table:table-cell/>
          <table:table-cell office:value-type="string" calcext:value-type="string">
            <text:p>A - දිග පළලින් ගුණකර වර්ගඵලය ලබා ගැනීම. \n B - වර්ගඵලය ලබා ගැනීම. \n C - සෘජුකෝණාස‍්‍රයේ දිග හා පළල ඇතුලත් කිරීම. \n D – ආරම්භය. \n E - අවසානය.</text:p>
          </table:table-cell>
          <table:table-cell/>
          <table:table-cell office:value-type="string" calcext:value-type="string">
            <text:p>C,A,D,B,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A,C,B,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C,A,B,E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D,C,B,A,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2" calcext:value-type="float">
            <text:p>92</text:p>
          </table:table-cell>
          <table:table-cell table:number-columns-repeated="2"/>
          <table:table-cell office:value-type="string" calcext:value-type="string">
            <text:p><text:s/>එක් එක් ලකුණු සඳහා ශිෂ්‍යයෙකුට ”සමත්” (Pass) හෝ ”අසමත්” (Fail) ප‍්‍රදානය කෙරෙන තත්වයක් ගැලීම් සටහනකින් නිරූපණය කිරීමට අවශ්‍ය වේ. පද්ධතිය විසින් ලකුණු සලකා බලනු ඇති අතර එය 50 හෝ ඊට වැඩි නම්, ”සමත්” ප‍්‍රදානය කරයි. එසේ නොවුවහොත් එය ”අසමත්” ප‍්‍රදානය කරයි. මෙමගින් අර්ථවත් වනුයේ කුමක් ද?</text:p>
          </table:table-cell>
          <table:table-cell/>
          <table:table-cell office:value-type="string" calcext:value-type="string">
            <text:p>තීරණය (Decision)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 (Loop)</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නුපිළිවෙල (Sequenc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3" calcext:value-type="float">
            <text:p>93</text:p>
          </table:table-cell>
          <table:table-cell office:value-type="string" calcext:value-type="string">
            <text:p>ගැලීම් සටහනට අදාලව අංක 3 සහ 4 යන ප‍්‍රශ්ණ වලට වඩාත් ගැලපෙන වරණය තෝරන්න.</text:p>
          </table:table-cell>
          <table:table-cell/>
          <table:table-cell office:value-type="string" calcext:value-type="string">
            <text:p>ආරම්භය සහ අවසානය පෙන්වීම.</text:p>
          </table:table-cell>
          <table:table-cell office:value-type="string" calcext:value-type="string">
            <text:p>ict-06-t2-l05-ep08-q-3-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5-ep08-q-3-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3-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3-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4" calcext:value-type="float">
            <text:p>94</text:p>
          </table:table-cell>
          <table:table-cell table:number-columns-repeated="2"/>
          <table:table-cell office:value-type="string" calcext:value-type="string">
            <text:p>ආදානය සහ ප‍්‍රතිදානය පෙන්නුම් කිරීම සඳහා භාවිතා කරයි.</text:p>
          </table:table-cell>
          <table:table-cell office:value-type="string" calcext:value-type="string">
            <text:p>ict-06-t2-l05-ep08-q-4-a-1.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4-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2-l05-ep08-q-4-a-3.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2-l05-ep08-q-4-a-4.jpg</text:p>
          </table:table-cell>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5" calcext:value-type="float">
            <text:p>95</text:p>
          </table:table-cell>
          <table:table-cell table:number-columns-repeated="2"/>
          <table:table-cell office:value-type="string" calcext:value-type="string">
            <text:p><text:s/>ගැලීම්සටහන් වර්ගයක් නොවන්නේ කුමක් ද?</text:p>
          </table:table-cell>
          <table:table-cell/>
          <table:table-cell office:value-type="string" calcext:value-type="string">
            <text:p>ඇල්ගොරිතම්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අනුක‍්‍රමණය සහිත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රණය සහි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නර්කරණය සහිත</text:p>
          </table:table-cell>
          <table:table-cell office:value-type="float" office:value="0" calcext:value-type="float">
            <text:p>0</text:p>
          </table:table-cell>
          <table:table-cell table:number-columns-repeated="1006"/>
        </table:table-row>
        <table:table-row table:style-name="ro1">
          <table:table-cell office:value-type="float" office:value="20" calcext:value-type="float">
            <text:p>2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ඇල්ගොරිදම සහ ගැලීම් සටහන්</text:p>
          </table:table-cell>
          <table:table-cell office:value-type="string" calcext:value-type="string">
            <text:p>ව්‍යාජ කේත ලිවීම.</text:p>
          </table:table-cell>
          <table:table-cell office:value-type="string" calcext:value-type="string">
            <text:p>ව්‍යාජ කේත ලිවීමේ පද.</text:p>
          </table:table-cell>
          <table:table-cell table:style-name="ce3"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ව්‍යාජ කේත යනු කුමක් ද?</text:p>
          </table:table-cell>
          <table:table-cell/>
          <table:table-cell office:value-type="string" calcext:value-type="string">
            <text:p>යම් ගැටලුවක් විසඳීම සඳහා අනුගමනය කලයුතු පියවර පිළිවෙල අනුපිළිවෙලින් දැක් වූ ක‍්‍රමවේද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ල්ගොරිතමයක් සරළ ඉංග්‍රීසි වචනයක් යොදාගෙන ලිඛිතව දැක්වීම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ල්ගොරිතමයක පියවර රූපමය ආකාරයෙන් ඉදිරිප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ගැලීම් සටහන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7" calcext:value-type="float">
            <text:p>97</text:p>
          </table:table-cell>
          <table:table-cell/>
          <table:table-cell office:value-type="string" calcext:value-type="string">
            <text:p>ict-06-t2-l05-ep09-q-2.jpg</text:p>
          </table:table-cell>
          <table:table-cell office:value-type="string" calcext:value-type="string">
            <text:p>සංඛ්‍යා දෙකක එකතුව ගණනය කිරීමට අදාළ ව්‍යාජ කේතයෙහි හිස්තැනට සුදුසු පිළිතුර තෝරන්න.</text:p>
          </table:table-cell>
          <table:table-cell/>
          <table:table-cell office:value-type="string" calcext:value-type="string">
            <text:p>Number 4</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umber 2 </text:p>
          </table:table-cell>
          <table:table-cell office:value-type="float" office:value="1" calcext:value-type="float">
            <text:p>1</text:p>
          </table:table-cell>
          <table:table-cell table:number-columns-repeated="1006"/>
        </table:table-row>
        <table:table-row table:style-name="ro2">
          <table:table-cell table:number-columns-repeated="14"/>
          <table:table-cell office:value-type="string" calcext:value-type="string">
            <text:p><text:s text:c="5"/></text:p>
          </table:table-cell>
          <table:table-cell/>
          <table:table-cell office:value-type="string" calcext:value-type="string">
            <text:p>Number 1</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umber 0</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8" calcext:value-type="float">
            <text:p>98</text:p>
          </table:table-cell>
          <table:table-cell office:value-type="string" calcext:value-type="string">
            <text:p>ප‍්‍රශ්න වලට අදාළ නිවැරදි පිළිතුරු තෝරන්න.</text:p>
          </table:table-cell>
          <table:table-cell/>
          <table:table-cell office:value-type="string" calcext:value-type="string">
            <text:p>ආරම්භය,</text:p>
          </table:table-cell>
          <table:table-cell/>
          <table:table-cell office:value-type="string" calcext:value-type="string">
            <text:p>EN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GIN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INPU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HI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99" calcext:value-type="float">
            <text:p>99</text:p>
          </table:table-cell>
          <table:table-cell office:value-type="string" calcext:value-type="string">
            <text:p>ප‍්‍රශ්න වලට අදාළ නිවැරදි පිළිතුරු තෝරන්න.</text:p>
          </table:table-cell>
          <table:table-cell/>
          <table:table-cell office:value-type="string" calcext:value-type="string">
            <text:p><text:s/>ආදානය,</text:p>
          </table:table-cell>
          <table:table-cell/>
          <table:table-cell office:value-type="string" calcext:value-type="string">
            <text:p>BEGI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HOW</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NPUT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PROC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0" calcext:value-type="float">
            <text:p>100</text:p>
          </table:table-cell>
          <table:table-cell office:value-type="string" calcext:value-type="string">
            <text:p>ප‍්‍රශ්න වලට අදාළ නිවැරදි පිළිතුරු තෝරන්න.</text:p>
          </table:table-cell>
          <table:table-cell/>
          <table:table-cell office:value-type="string" calcext:value-type="string">
            <text:p>වරණය,</text:p>
          </table:table-cell>
          <table:table-cell/>
          <table:table-cell office:value-type="string" calcext:value-type="string">
            <text:p>GE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EGI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F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END</text:p>
          </table:table-cell>
          <table:table-cell office:value-type="float" office:value="0" calcext:value-type="float">
            <text:p>0</text:p>
          </table:table-cell>
          <table:table-cell table:number-columns-repeated="1006"/>
        </table:table-row>
        <table:table-row table:style-name="ro3">
          <table:table-cell office:value-type="float" office:value="21" calcext:value-type="float">
            <text:p>21</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1</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රැස් කිරීම සඳහා සන්නිවේදනය</text:p>
          </table:table-cell>
          <table:table-cell office:value-type="string" calcext:value-type="string">
            <text:p>මෙම ඒකකයෙන් තොරතුරු සන්නිවේදනය හැඳින්වීම හා අන්තර්ජාලය හැඳින්වීම පිළිබඳව‍ සාකච්ඡා කෙරෙයි.</text:p>
          </table:table-cell>
          <table:table-cell table:style-name="ce3"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අන්තර්ජාලය යනු කුමක් ද?</text:p>
          </table:table-cell>
          <table:table-cell/>
          <table:table-cell office:value-type="string" calcext:value-type="string">
            <text:p>එකිනෙක සම්බන්ධ පරිගණක දෙකක් හෝ විශාල ප‍්‍රමාණ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එකිනෙක සම්බන්ධ වූ පරිගණක ජාල විශාල ප‍්‍රමාණයක්</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එකිනෙක හා සම්බන්ධ වූ පරිගණක හා අනෙකුත් උපාංග වල එකතුවක්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හා සේවා මිල දී ගන්නා අවකාශයකි</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2" calcext:value-type="float">
            <text:p>102</text:p>
          </table:table-cell>
          <table:table-cell table:number-columns-repeated="2"/>
          <table:table-cell office:value-type="string" calcext:value-type="string">
            <text:p>අන්තර්ජාලය මඟින් ඉටුකරගත හැකි සේවාවක් නොවන්නේ කුමක් ද?</text:p>
          </table:table-cell>
          <table:table-cell/>
          <table:table-cell office:value-type="string" calcext:value-type="string">
            <text:p>පුවත්පත් කි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හා සේවා මිල 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තැපැල් පණිවිඩ 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ගමන් බිමන් යාම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3" calcext:value-type="float">
            <text:p>103</text:p>
          </table:table-cell>
          <table:table-cell table:number-columns-repeated="2"/>
          <table:table-cell office:value-type="string" calcext:value-type="string">
            <text:p>අන්තර්ජාලය හා සම්බන්ධ වීමට තිබිය යුතු මූලිකම අවශ්‍යතාවක් නොවන්නේ?</text:p>
          </table:table-cell>
          <table:table-cell/>
          <table:table-cell office:value-type="string" calcext:value-type="string">
            <text:p>රවුටරයක් හෝ ඩොන්ගල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 සම්බන්ධතාව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යක්</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මුද්‍රණ යන්ත‍්‍රයක්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04" calcext:value-type="float">
            <text:p>104</text:p>
          </table:table-cell>
          <table:table-cell table:number-columns-repeated="2"/>
          <table:table-cell office:value-type="string" calcext:value-type="string">
            <text:p>අන්තර්ජාලය තුල ගබඩාවී ඇති වෙබ් පිටු කිහිපයක හෝ රැසක එකතුවකි.</text:p>
          </table:table-cell>
          <table:table-cell/>
          <table:table-cell office:value-type="string" calcext:value-type="string">
            <text:p>වෙබ් අඩවි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ගණක ජා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5" calcext:value-type="float">
            <text:p>105</text:p>
          </table:table-cell>
          <table:table-cell table:number-columns-repeated="2"/>
          <table:table-cell office:value-type="string" calcext:value-type="string">
            <text:p>www යන්නෙන් අදහස් කරන්නේ කුමක් ද?</text:p>
          </table:table-cell>
          <table:table-cell/>
          <table:table-cell office:value-type="string" calcext:value-type="string">
            <text:p>What Wonderful Web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iki With Word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orld Wide Web</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hen Window Works</text:p>
          </table:table-cell>
          <table:table-cell office:value-type="float" office:value="0" calcext:value-type="float">
            <text:p>0</text:p>
          </table:table-cell>
          <table:table-cell table:number-columns-repeated="1006"/>
        </table:table-row>
        <table:table-row table:style-name="ro3">
          <table:table-cell office:value-type="float" office:value="22" calcext:value-type="float">
            <text:p>22</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3-l06-ep02</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මුලාශ‍්‍රය හවුලේ භාවිතය.</text:p>
          </table:table-cell>
          <table:table-cell office:value-type="string" calcext:value-type="string">
            <text:p>මෙම ඒකකයෙන් අන්තර්ජාලයට පිවිසීම, අන්තර්ජාල පිවිසුම් මෘදුකාංග හා වෙබ් අතරික්සු පිළිබඳව‍ සාකච්ඡා කෙරෙයි.</text:p>
          </table:table-cell>
          <table:table-cell table:style-name="ce3"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වෙබ් අතිරික්සු සඳහා උදාහරණයක් නොවන්නේ?</text:p>
          </table:table-cell>
          <table:table-cell/>
          <table:table-cell office:value-type="string" calcext:value-type="string">
            <text:p>Chr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uto CAD</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per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1"/>
          <table:table-cell office:value-type="float" office:value="107" calcext:value-type="float">
            <text:p>107</text:p>
          </table:table-cell>
          <table:table-cell table:number-columns-repeated="2"/>
          <table:table-cell office:value-type="string" calcext:value-type="string">
            <text:p>අන්තර්ජාලය තුල ඇති තොරතුරු බලා ගැනීම සඳහා භාවිතා කරන මෘදුකාංගයන් හඳුන්වන්නේ</text:p>
          </table:table-cell>
          <table:table-cell/>
          <table:table-cell office:value-type="string" calcext:value-type="string">
            <text:p>වෙබ් පිටු</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ගූගල් ක්‍රෝ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ද්‍යුත් තැපෑල</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8" calcext:value-type="float">
            <text:p>108</text:p>
          </table:table-cell>
          <table:table-cell table:number-columns-repeated="2"/>
          <table:table-cell office:value-type="string" calcext:value-type="string">
            <text:p>Google විසින් සංවර්ධනය කර නිකුත් කරන ලද බ‍්‍රවුසරයේ නම කුමක් ද?</text:p>
          </table:table-cell>
          <table:table-cell/>
          <table:table-cell office:value-type="string" calcext:value-type="string">
            <text:p>Chrom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eets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ozill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yGoogl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09" calcext:value-type="float">
            <text:p>109</text:p>
          </table:table-cell>
          <table:table-cell table:number-columns-repeated="2"/>
          <table:table-cell office:value-type="string" calcext:value-type="string">
            <text:p><text:s/>තොරතුරු සෙවීමට භාවිතා කරන්නේ කුමන ආකාරයේ වෙබ් පිටුවක් ද?</text:p>
          </table:table-cell>
          <table:table-cell/>
          <table:table-cell office:value-type="string" calcext:value-type="string">
            <text:p>ක‍්‍රීඩා (Gam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ඔන්ලයින් වෙළෙඳසැල (Online Stor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outu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0" calcext:value-type="float">
            <text:p>110</text:p>
          </table:table-cell>
          <table:table-cell table:number-columns-repeated="2"/>
          <table:table-cell office:value-type="string" calcext:value-type="string">
            <text:p>වෙබ් බ‍්‍රව්සරය යනු කුමක් ද?</text:p>
          </table:table-cell>
          <table:table-cell/>
          <table:table-cell office:value-type="string" calcext:value-type="string">
            <text:p>විවිධ ආකාරයේ තොරතුරු සෙවීමට සහ බැලීමට ඔබට ඉඩ සලසන මෘදුකාංග ව‍ැඩසටහනකි.</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කාර්යාල යෙදවුම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ගණකයෙන් ක්‍රියාත්මක කල හැකි වෛරසයකි.</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ඉහත කිසිවක් නොවේ.</text:p>
          </table:table-cell>
          <table:table-cell office:value-type="float" office:value="0" calcext:value-type="float">
            <text:p>0</text:p>
          </table:table-cell>
          <table:table-cell table:number-columns-repeated="1006"/>
        </table:table-row>
        <table:table-row table:style-name="ro1">
          <table:table-cell office:value-type="float" office:value="23" calcext:value-type="float">
            <text:p>23</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3</text:p>
          </table:table-cell>
          <table:table-cell table:number-columns-repeated="2"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 ජාලය හැඳින්වීම.</text:p>
          </table:table-cell>
          <table:table-cell office:value-type="string" calcext:value-type="string">
            <text:p>මෙම ඒකකයෙන්‍ අන්තර් ජාලයේ සේවාවන් හා ලෝක විසිරි වියමන පිළිබඳව‍ සාකච්ඡා කෙරෙයි.</text:p>
          </table:table-cell>
          <table:table-cell table:style-name="ce3"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අධ්‍යාපන දෙපාර්තමේන්තුවේ වෙබ් ලිපිනය කුමක් ද?</text:p>
          </table:table-cell>
          <table:table-cell/>
          <table:table-cell table:style-name="ce4" office:value-type="string" calcext:value-type="string">
            <text:p><text:a xlink:href="http://www.google.com/" xlink:type="simple">www.google.com</text: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bbc.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gov.lk</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lankadeep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2" calcext:value-type="float">
            <text:p>112</text:p>
          </table:table-cell>
          <table:table-cell table:number-columns-repeated="2"/>
          <table:table-cell office:value-type="string" calcext:value-type="string">
            <text:p>සෙවුම් යන්ත‍්‍ර සඳහා උදාහරණයකි.</text:p>
          </table:table-cell>
          <table:table-cell/>
          <table:table-cell office:value-type="string" calcext:value-type="string">
            <text:p>Google Chr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irefox</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ahoo</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Gmail</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3" calcext:value-type="float">
            <text:p>113</text:p>
          </table:table-cell>
          <table:table-cell office:value-type="string" calcext:value-type="string">
            <text:p>වෙබ් අතිරික්සුවක් භාවිතා කරමින් අධ්‍යාපන අමාත්‍යංශය වෙබ් අඩවියට ඇතුල්වීම සඳහා අනුගමනය කලයුතු පියවරයන් අනුපිළිවෙලින් ඇතුලත් පිළිතුර තෝරන්න.</text:p>
          </table:table-cell>
          <table:table-cell/>
          <table:table-cell office:value-type="string" calcext:value-type="string">
            <text:p>(A) පරිගණකයේ අතුරු මුහුණත මත ඇති කෙටිමං (shortcuts) හරහා වෙබ් අතිරික්සුවක් විවෘත කරන්න. \n (B) පරිගණකය අන්තර්ජාලය සමඟ විවෘත කරන්න. \n (C) Enter යතුර ඔබන්න. \n (D) ලිපින පිටිත්ත මතට මූසිකතුඩ ගෙන ගොස් ක්ලික් කරන්න. \n (E) අධ්‍යාපන අමාත්‍යංශ වෙබ් ලිපිනය ලිපින පටිත්ත තුල ඇතුලත් කරන්න.</text:p>
          </table:table-cell>
          <table:table-cell/>
          <table:table-cell office:value-type="string" calcext:value-type="string">
            <text:p>A,B,D,C,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A,D,E,C</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B,A,D,E,C</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D,C,A,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4" calcext:value-type="float">
            <text:p>114</text:p>
          </table:table-cell>
          <table:table-cell table:number-columns-repeated="2"/>
          <table:table-cell office:value-type="string" calcext:value-type="string">
            <text:p>අන්තර්ජාලයට පිවිසීම සඳහා භාවිතා කරන වැඩසටහන කුමක් ද?</text:p>
          </table:table-cell>
          <table:table-cell/>
          <table:table-cell office:value-type="string" calcext:value-type="string">
            <text:p>Tux Typ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ower Poin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Internet Explor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Mavis Beac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5" calcext:value-type="float">
            <text:p>115</text:p>
          </table:table-cell>
          <table:table-cell table:number-columns-repeated="2"/>
          <table:table-cell office:value-type="string" calcext:value-type="string">
            <text:p>Google හි නිල වෙබ් ලිපිනය කුමක් ද?</text:p>
          </table:table-cell>
          <table:table-cell/>
          <table:table-cell office:value-type="string" calcext:value-type="string">
            <text:p>www.google.com</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google.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google.org.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google.tk</text:p>
          </table:table-cell>
          <table:table-cell office:value-type="float" office:value="0" calcext:value-type="float">
            <text:p>0</text:p>
          </table:table-cell>
          <table:table-cell table:number-columns-repeated="1006"/>
        </table:table-row>
        <table:table-row table:style-name="ro1">
          <table:table-cell office:value-type="float" office:value="24" calcext:value-type="float">
            <text:p>24</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4</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ජාලයේ සේවාවන්.</text:p>
          </table:table-cell>
          <table:table-cell office:value-type="string" calcext:value-type="string">
            <text:p>මෙම ඒකකයෙන් විවිධ වෙබ් අතරික්සු හා වෙබ් අතරික්සු භාවිතය පිළිබඳව‍ සාකච්ඡා කෙරෙයි.</text:p>
          </table:table-cell>
          <table:table-cell table:style-name="ce3"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සෙවීමට බලාපොරොත්තු වන දේ පිළිබඳව වඩාත් සරලව සහ ඍජුව ප‍්‍රකාශ කරන වචනයකි.</text:p>
          </table:table-cell>
          <table:table-cell/>
          <table:table-cell office:value-type="string" calcext:value-type="string">
            <text:p>මුරපදය (Passwor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ල පදය (Key Word)</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ලිපින පටිත්ත (Address b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17" calcext:value-type="float">
            <text:p>117</text:p>
          </table:table-cell>
          <table:table-cell table:number-columns-repeated="2"/>
          <table:table-cell office:value-type="string" calcext:value-type="string">
            <text:p><text:s/>සෙවුම් යන්ත‍්‍රයක වෙබ් ලිපිනය සඳහා උදාහරණයක් නොවන්නේ කුමක් ද?</text:p>
          </table:table-cell>
          <table:table-cell/>
          <table:table-cell office:value-type="string" calcext:value-type="string">
            <text:p>www.google.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yahoo.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bing.com</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org.l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8" calcext:value-type="float">
            <text:p>118</text:p>
          </table:table-cell>
          <table:table-cell table:number-columns-repeated="2"/>
          <table:table-cell office:value-type="string" calcext:value-type="string">
            <text:p>වෙබ් අතිරිස්තුවක ඇති මෙවලමක් නොවන්නේ කුමක් ද?</text:p>
          </table:table-cell>
          <table:table-cell/>
          <table:table-cell office:value-type="string" calcext:value-type="string">
            <text:p>Hom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B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fresh</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opy</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19" calcext:value-type="float">
            <text:p>119</text:p>
          </table:table-cell>
          <table:table-cell table:number-columns-repeated="2"/>
          <table:table-cell office:value-type="string" calcext:value-type="string">
            <text:p>ශක්තිමත් මුරපදයක් සඳහා උදාහරණයක් නොවන්නේ කුමක් ද?</text:p>
          </table:table-cell>
          <table:table-cell/>
          <table:table-cell office:value-type="string" calcext:value-type="string">
            <text:p>be22mmb</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ama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s@I@C@ma2</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Nimal&amp;185</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0" calcext:value-type="float">
            <text:p>120</text:p>
          </table:table-cell>
          <table:table-cell table:number-columns-repeated="2"/>
          <table:table-cell office:value-type="string" calcext:value-type="string">
            <text:p>බොත්තම ක්ලික් කිරීම මඟින් වෙබ් අතිරික්සුවේ පළමු පිටුව වෙත ප‍්‍රවේශවිය හැකි වෙබ් අතරික්සුවක් තුල ඇති මෙවලම කුමක් ද?</text:p>
          </table:table-cell>
          <table:table-cell/>
          <table:table-cell office:value-type="string" calcext:value-type="string">
            <text:p>Back </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Updat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Hom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istory</text:p>
          </table:table-cell>
          <table:table-cell office:value-type="float" office:value="0" calcext:value-type="float">
            <text:p>0</text:p>
          </table:table-cell>
          <table:table-cell table:number-columns-repeated="1006"/>
        </table:table-row>
        <table:table-row table:style-name="ro3">
          <table:table-cell office:value-type="float" office:value="25" calcext:value-type="float">
            <text:p>25</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5</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සෙවුම් යන්ත‍්‍ර භාවිතය හා විවිධ සෙවුම් යන්ත‍්‍ර.</text:p>
          </table:table-cell>
          <table:table-cell office:value-type="string" calcext:value-type="string">
            <text:p>මෙම ඒකකයෙන් විවිධ වර්ගයේ සෙවුම් යන්ත‍්‍ර හා සෙවුම් යන්ත‍්‍රවල භාවිතය ‍පිළිබඳව‍ සාකච්ඡා කෙරෙයි.</text:p>
          </table:table-cell>
          <table:table-cell table:style-name="ce3"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text:s/>අපට සෙවීමට අවශ්‍ය වෙබ් ලිපිනය ඇතුලත් කල යුතු වන්නේ සෙවුම් යන්ත‍්‍රය තුල ඇති කුමන කොටස තුලට ද ?</text:p>
          </table:table-cell>
          <table:table-cell/>
          <table:table-cell office:value-type="string" calcext:value-type="string">
            <text:p>Search ba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ddress bar</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Tool bar</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Tittle bar</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2" calcext:value-type="float">
            <text:p>122</text:p>
          </table:table-cell>
          <table:table-cell table:number-columns-repeated="2"/>
          <table:table-cell office:value-type="string" calcext:value-type="string">
            <text:p>සෙවුම් යන්ත‍්‍රයක් සඳහා උදාහරණයක් නොවන්නේ කුමක් ද?</text:p>
          </table:table-cell>
          <table:table-cell/>
          <table:table-cell office:value-type="string" calcext:value-type="string">
            <text:p>B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Yahoo</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mai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3" calcext:value-type="float">
            <text:p>123</text:p>
          </table:table-cell>
          <table:table-cell table:number-columns-repeated="2"/>
          <table:table-cell office:value-type="string" calcext:value-type="string">
            <text:p>අන්තර්ජාලයෙන් තොරතුරු ලබාගැනීමට භාවිතා කල හැකි මෘදුකාංගයකි.</text:p>
          </table:table-cell>
          <table:table-cell/>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සෙවුම් යන්ත‍්‍ර</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රවේශ පාල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බ් අතරික්සුව</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4" calcext:value-type="float">
            <text:p>124</text:p>
          </table:table-cell>
          <table:table-cell office:value-type="string" calcext:value-type="string">
            <text:p>සෙවුම් යන්ත‍්‍ර විවෘත කර භාවිත කිරීමේ නිවැරදි අනුපිළිවෙල තෝරන්න.</text:p>
          </table:table-cell>
          <table:table-cell/>
          <table:table-cell office:value-type="string" calcext:value-type="string">
            <text:p>A - සෙවුම් යන්ත‍්‍රයක සෙවුම් ක්ෂේත‍්‍රයක් (Search Field) දක්නට ලැබීම. \n B – පරිගණකයේ ස්ථාපනය කර ඇති වෙබ් අතිරික්සුව විවෘත කිරීම. \n C – භාවිත කිරීමට අවශ්‍ය සෙවුම් යන්ත‍්‍රයේ ලිපිනය ලිපින පටිත්ත(Search bar) තුලට ඇතුලත් කිරීම. \n D – සෙවීමට අවශ්‍ය කරුණට අදාල මූලික වචන (Key word) සටහන් කර search <text:s/>බොත්තම ක්ලික් කිරීම. \n E – ඔබේ සෙවීම් ප‍්‍රතිඵලය, වෙබ් අඩවිය සහ සබැ`දි ලැයිස්තුවක් වශයෙන් පෙන්නුම් කිරීම. \n <text:s/>F - ලිපින පටිත්ත තුල ඇති search බොත්තම ක්ලික් කිරීම හෝ යතුරු පුවරුවේ Enter යතුර එබීම.</text:p>
          </table:table-cell>
          <table:table-cell/>
          <table:table-cell office:value-type="string" calcext:value-type="string">
            <text:p>B,C,F,A,D,E</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E,A,B,F,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B,C,D,E,F</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F,D,A,C,B,E</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5" calcext:value-type="float">
            <text:p>125</text:p>
          </table:table-cell>
          <table:table-cell table:number-columns-repeated="2"/>
          <table:table-cell office:value-type="string" calcext:value-type="string">
            <text:p><text:s/>සෙවුම් යන්ත‍්‍ර වෙබ් අඩවියක සෙවීමට අවශ්‍ය තොරතුරු ඇතුලත් කරන්නේ කුමන ස්ථානයේ ද? </text:p>
          </table:table-cell>
          <table:table-cell/>
          <table:table-cell office:value-type="string" calcext:value-type="string">
            <text:p>සෙවුම් පෙට්ටිය (Search Box)</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ම් ක්ෂේත‍්‍රය (Search Field)</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ලිපින පටිත්ත (Address Bar)</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රධාන මෙනුව (Main Menu)</text:p>
          </table:table-cell>
          <table:table-cell office:value-type="float" office:value="0" calcext:value-type="float">
            <text:p>0</text:p>
          </table:table-cell>
          <table:table-cell table:number-columns-repeated="1006"/>
        </table:table-row>
        <table:table-row table:style-name="ro1">
          <table:table-cell office:value-type="float" office:value="26" calcext:value-type="float">
            <text:p>26</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6</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තොරතුරු සෙවීමේ ශිල්ප ක‍්‍රම.</text:p>
          </table:table-cell>
          <table:table-cell office:value-type="string" calcext:value-type="string">
            <text:p>සෙවුම් යන්ත‍්‍ර හරහා තොරතුරු සෙවීමේ ක‍්‍රම, විවිධ සෙවුම් ක‍්‍රම ශිල්ප.</text:p>
          </table:table-cell>
          <table:table-cell table:style-name="ce3"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text:s/>සෙවීම වඩාත් ඵලදායී කරගැනීමට කල හැකි දෙයක් නොවන්නේ කුමක් ද?</text:p>
          </table:table-cell>
          <table:table-cell/>
          <table:table-cell office:value-type="string" calcext:value-type="string">
            <text:p>ඔබගේ සෙවීමට අදාල නොවන වචන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ක් ලෙස how, and, in, to, as යන වචන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ඔබට සොයාගැනීමට අවශ්‍ය පුද්ගලයින්, ස්ථාන හෝ දේවල් වල නාමයන්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එක් ප‍්‍රධාන වචනයකට වඩා භාවිතා කිරීමට අවශ්‍ය වූ විට ”+” සලකුණ යොදා වචන සම්බන්ද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7" calcext:value-type="float">
            <text:p>127</text:p>
          </table:table-cell>
          <table:table-cell table:number-columns-repeated="2"/>
          <table:table-cell office:value-type="string" calcext:value-type="string">
            <text:p>අන්තර්ජාලය මඟින් ඉටුකරගත හැකි සේවාවක් වන්නේ කුමක් ද?</text:p>
          </table:table-cell>
          <table:table-cell/>
          <table:table-cell office:value-type="string" calcext:value-type="string">
            <text:p>බිල්පත් ගෙ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වත් පත් කියවී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භාණ්ඩ මිලදී ගැ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ඉහත සියල්ල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28" calcext:value-type="float">
            <text:p>128</text:p>
          </table:table-cell>
          <table:table-cell table:number-columns-repeated="2"/>
          <table:table-cell office:value-type="string" calcext:value-type="string">
            <text:p><text:s/>e-රාජ්‍ය සේවාවක් සඳහා උදාහරණයක් නොවන්නේ පහත කවරක් ද?</text:p>
          </table:table-cell>
          <table:table-cell/>
          <table:table-cell office:value-type="string" calcext:value-type="string">
            <text:p>ශ්‍රී ලංකා විභාග දෙපාර්තමේන්තුවේ වෙබ් අඩවියෙන් අ.පො.ස (සා.පෙළ) ප‍්‍රතිඵල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ර්ගගත (online) සාප්පුවකින් අයිතම මිලදී ගැනී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පුද්ගලයින් ලියාපදිංචි කිරීමේ දෙපාර්තමේතුවෙන් ජාතික හැඳුනුම්පත් අයදුම්පත‍්‍රය ලබා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ජාතික ජල සම්පාදන හා ජලාපවහන මණ්ඩලයේ වෙබ් අඩවිය හරහා ජල බිල්පත් මාර්ගගතව ගෙවී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29" calcext:value-type="float">
            <text:p>129</text:p>
          </table:table-cell>
          <table:table-cell table:number-columns-repeated="2"/>
          <table:table-cell office:value-type="string" calcext:value-type="string">
            <text:p><text:s/>වෙබ් අඩවි වලට මාරුවීම සහ වෙබ් පිටු යාවත්කාලීන කිරීම සඳහා ........... යොදාගත හැකිය.</text:p>
          </table:table-cell>
          <table:table-cell/>
          <table:table-cell office:value-type="string" calcext:value-type="string">
            <text:p>ලිපින පටිත්ත (address bar) <text:s/></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මෙවලම් පටිත්ත (tool bar)</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සෙවුම් යන්ත‍්‍ර (Search engine)</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වුම් ක්ෂේත‍්‍රය (Search Field)</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0" calcext:value-type="float">
            <text:p>130</text:p>
          </table:table-cell>
          <table:table-cell table:number-columns-repeated="2"/>
          <table:table-cell office:value-type="string" calcext:value-type="string">
            <text:p>ඔබ මීට පෙර නරඹා ඇති වෙබ් අඩව් සහ වෙබ් පිටු පිළිබඳ නාමාවලියක් ලබා ගැනීමට,</text:p>
          </table:table-cell>
          <table:table-cell/>
          <table:table-cell office:value-type="string" calcext:value-type="string">
            <text:p>Home බොත්තම ක්ලික් 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Back බොත්තම ක්ලික් කල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History බොත්තම ක්ලික් කල යුතුය. </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Refresh බොත්තම ක්ලික් කල යුතුය.</text:p>
          </table:table-cell>
          <table:table-cell office:value-type="float" office:value="0" calcext:value-type="float">
            <text:p>0</text:p>
          </table:table-cell>
          <table:table-cell table:number-columns-repeated="1006"/>
        </table:table-row>
        <table:table-row table:style-name="ro1">
          <table:table-cell office:value-type="float" office:value="27" calcext:value-type="float">
            <text:p>27</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7</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පරිගණකය හා දත්ත වල ආරක්ෂාව.</text:p>
          </table:table-cell>
          <table:table-cell office:value-type="string" calcext:value-type="string">
            <text:p>මෙම ඒකකයෙන්‍ දත්ත වල ආරක්ෂාව හා දත්ත ආරක්ෂා කිරිමේ ක‍්‍රම ‍පිළිබඳව‍ සාකච්ඡා කෙරෙයි.</text:p>
          </table:table-cell>
          <table:table-cell table:style-name="ce3"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අන්තර්ජාලයට පිවිසෙන විට පාලනයක් සහිතව, ආරක්ෂිතව පිවිසීම සඳහා විවිධ උපක‍්‍රම අනුගමනය කිරීම ……………… ලෙස හැඳින්වේ.</text:p>
          </table:table-cell>
          <table:table-cell/>
          <table:table-cell office:value-type="string" calcext:value-type="string">
            <text:p>ලිපින පටිත්ත</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ප‍්‍රවේශ පාලන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විශ්ව විසිරි වියමන</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අන්තර්ජාලය</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2" calcext:value-type="float">
            <text:p>132</text:p>
          </table:table-cell>
          <table:table-cell table:number-columns-repeated="2"/>
          <table:table-cell office:value-type="string" calcext:value-type="string">
            <text:p>ඇතැම් වෙබ් අඩවි වෙත ප‍්‍රවේශ වීමේදී හෝ යම් විශේෂිත තොරතුරු ලබාගැනීමට යාමේදී ඉල්ලා සිටින විශේෂිත දේ වනුයේ කුමක් ද?</text:p>
          </table:table-cell>
          <table:table-cell/>
          <table:table-cell office:value-type="string" calcext:value-type="string">
            <text:p>මුරපදය සහ පරිශීලක නාමය</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පුද්ගල නාම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වයස</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3" calcext:value-type="float">
            <text:p>133</text:p>
          </table:table-cell>
          <table:table-cell table:number-columns-repeated="2"/>
          <table:table-cell office:value-type="string" calcext:value-type="string">
            <text:p>පරිගණකය තුල ඇති මෘදුකාංග වලට හානි කිරීම .............. ලෙස හැඳින්වේ.</text:p>
          </table:table-cell>
          <table:table-cell/>
          <table:table-cell office:value-type="string" calcext:value-type="string">
            <text:p>Password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Phishing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n in the middle attac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Malware attack</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4" calcext:value-type="float">
            <text:p>134</text:p>
          </table:table-cell>
          <table:table-cell table:number-columns-repeated="2"/>
          <table:table-cell office:value-type="string" calcext:value-type="string">
            <text:p>පරිගණක පද්ධති වල ආරක්ෂාව සඳහා අනුගමනය කරන උපක‍්‍රමයක් නොවන්නේ කුමක් ද?</text:p>
          </table:table-cell>
          <table:table-cell/>
          <table:table-cell office:value-type="string" calcext:value-type="string">
            <text:p>මුරපදය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යිරස්ගාඞ්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දෘඩ තැටියක් භා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ෆයර්වෝල් භාවි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5" calcext:value-type="float">
            <text:p>135</text:p>
          </table:table-cell>
          <table:table-cell table:number-columns-repeated="2"/>
          <table:table-cell office:value-type="string" calcext:value-type="string">
            <text:p>නිවැරදි මුල (Key word) පදයක් වනුයේ.</text:p>
          </table:table-cell>
          <table:table-cell/>
          <table:table-cell office:value-type="string" calcext:value-type="string">
            <text:p>I need the history of Sri Lanka</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Sri Lankan Histor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How the Sri Lanka Histor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hat is Sri Lanka history?</text:p>
          </table:table-cell>
          <table:table-cell office:value-type="float" office:value="0" calcext:value-type="float">
            <text:p>0</text:p>
          </table:table-cell>
          <table:table-cell table:number-columns-repeated="1006"/>
        </table:table-row>
        <table:table-row table:style-name="ro1">
          <table:table-cell office:value-type="float" office:value="28" calcext:value-type="float">
            <text:p>28</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text:s/>ict-06-t3-l06-ep08</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දත්ත, තොරතුරු ආරක්ෂණ උපක‍්‍රම.</text:p>
          </table:table-cell>
          <table:table-cell office:value-type="string" calcext:value-type="string">
            <text:p>මෙම ඒකකයෙන් විවිධ දත්ත ආරක්ෂක උපක‍්‍රම පිළිබඳව‍ සාකච්ඡා කෙරෙයි.</text:p>
          </table:table-cell>
          <table:table-cell table:style-name="ce3"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ශක්තිමත් මුරපදයක් සකස් කිරීමට තිබිය යුතු අංග ඇතුලත් නිවැරදි පිළිතුර වන්නේ කුමක් ද?</text:p>
          </table:table-cell>
          <table:table-cell/>
          <table:table-cell office:value-type="string" calcext:value-type="string">
            <text:p>අංක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ඛ්‍යා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සංකේත පමණ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ඛ්‍යා සහ සංකේත භාවිතා කිරිම.</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37" calcext:value-type="float">
            <text:p>137</text:p>
          </table:table-cell>
          <table:table-cell table:number-columns-repeated="2"/>
          <table:table-cell office:value-type="string" calcext:value-type="string">
            <text:p>පරිශිලක නාමය සහ මුරපදය භාවිත කරමින් වෙබ් අඩවිය ඇතුලට පිවිසීම හඳුන්වනුයේ,</text:p>
          </table:table-cell>
          <table:table-cell/>
          <table:table-cell office:value-type="string" calcext:value-type="string">
            <text:p>Search</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ogin</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Logout</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Registration</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8" calcext:value-type="float">
            <text:p>138</text:p>
          </table:table-cell>
          <table:table-cell table:number-columns-repeated="2"/>
          <table:table-cell office:value-type="string" calcext:value-type="string">
            <text:p>අධ්‍යාපනික වෙබ් අඩවියක් නොවන්නේ කුමක් ද?</text:p>
          </table:table-cell>
          <table:table-cell/>
          <table:table-cell office:value-type="string" calcext:value-type="string">
            <text:p>www.e-thaksalawa.moe.gov.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edupub.lk</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www.lankadeepa.lk</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www.nenasala.l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39" calcext:value-type="float">
            <text:p>139</text:p>
          </table:table-cell>
          <table:table-cell table:number-columns-repeated="2"/>
          <table:table-cell office:value-type="string" calcext:value-type="string">
            <text:p>ආරක්ෂිත මුරපදයක් යනු කුමක් ද?</text:p>
          </table:table-cell>
          <table:table-cell/>
          <table:table-cell office:value-type="string" calcext:value-type="string">
            <text:p>ඔබගේ උපන්දි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ඔබගේ මුල සහ අවසාන නම </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අංක සහ සහ සංකේත (@, #, $, %,) එකතුවක් වන අවම වශයෙන් අක්ෂර අටක් සහිත මුරපදය </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ඔබගේ නම සහ ලිපිනය </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0" calcext:value-type="float">
            <text:p>140</text:p>
          </table:table-cell>
          <table:table-cell table:number-columns-repeated="2"/>
          <table:table-cell office:value-type="string" calcext:value-type="string">
            <text:p><text:s/>පුද්ගලික තොරතුරක් නොවන්නේ කුමක් ද?</text:p>
          </table:table-cell>
          <table:table-cell/>
          <table:table-cell office:value-type="string" calcext:value-type="string">
            <text:p>නම</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දුරකතන අංක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ලිපිනය</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මතිම වර්ණය</text:p>
          </table:table-cell>
          <table:table-cell office:value-type="float" office:value="1" calcext:value-type="float">
            <text:p>1</text:p>
          </table:table-cell>
          <table:table-cell table:number-columns-repeated="1006"/>
        </table:table-row>
        <table:table-row table:style-name="ro1">
          <table:table-cell office:value-type="float" office:value="29" calcext:value-type="float">
            <text:p>29</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09</text:p>
          </table:table-cell>
          <table:table-cell office:value-type="float" office:value="9" calcext:value-type="float">
            <text:p>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ප‍්‍රවේශ පාලන කිරීමේ යාන්ත‍්‍රණ.</text:p>
          </table:table-cell>
          <table:table-cell office:value-type="string" calcext:value-type="string">
            <text:p>මෙම ඒකකයෙන් ප‍්‍රවේශ වීම් පාලන ක‍්‍රම පිළිබඳව‍ සාකච්ඡා කෙරෙයි.</text:p>
          </table:table-cell>
          <table:table-cell table:style-name="ce3"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විද්‍යුත් ලිපි භාවිතයේ දී එහි සුරක්ෂිතභාවය සඳහා අනුගමනය කල හැකි පියවරයක් නොවන්නේ කුමක් ද?</text:p>
          </table:table-cell>
          <table:table-cell/>
          <table:table-cell office:value-type="string" calcext:value-type="string">
            <text:p>නොදන්නා හෝ සැක සහිත පුද්ගලයන් විසින් එවා ඇති විද්‍යුත් තැපැල් පණිවුඩ විවෘත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ඇතැමි විද්‍යුත් තැපැල් පණිවුඩ සමඟ එවා ඇති සබැඳි වෙත පිවිසීමෙන් වැළකී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තැපෑල හරහා තොරතුරු ඉල්ලා සිටින <text:s/>ඕනෑම ආයතනයක් වෙත සොයා බැලීමකින් තොරව තොරතුරු ලබාදීමෙන් වැලකී සිටී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ඇතැම් වෙළඳ ආයතන විසින් එවා ඇති වට්ටම් වැනි වෙළඳ ප‍්‍රචාරණ දැන්වීම් ඇතුලත් විද්‍යුත් ලිපි විවෘත නො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2" calcext:value-type="float">
            <text:p>142</text:p>
          </table:table-cell>
          <table:table-cell table:number-columns-repeated="2"/>
          <table:table-cell office:value-type="string" calcext:value-type="string">
            <text:p>email යනුවෙන් අදහස් කරන්නේ කුමක් ද?</text:p>
          </table:table-cell>
          <table:table-cell/>
          <table:table-cell office:value-type="string" calcext:value-type="string">
            <text:p>electro messag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 mail</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nic messag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lectronic mail</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3" calcext:value-type="float">
            <text:p>143</text:p>
          </table:table-cell>
          <table:table-cell table:number-columns-repeated="2"/>
          <table:table-cell office:value-type="string" calcext:value-type="string">
            <text:p><text:s/>විද්‍යුත් ලිපිනයේ ආරක්ෂාව සඳහා ඔබ අනුගමනය නොකල යුතු පියවරයක් වන්නේ කුමක් ද?</text:p>
          </table:table-cell>
          <table:table-cell/>
          <table:table-cell office:value-type="string" calcext:value-type="string">
            <text:p>ශක්තිමත් මුර පදයක් භාවිත කිරී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පොදු ජාල වල දී විද්‍යුත් තැපැල් ලිපිනයෙන් සම්බන්ද නොවිය යුතුය.</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විද්‍යුත් ලිපිනයේ නම සහ මුර පදය සෙවුම් යන්ත‍්‍රය තුල සුරකීම (save) කිරී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නිවැරදි ආරක්ෂක ප‍්‍රශ්නයක් (security question) එකක් භාවිත කිරීම.</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4" calcext:value-type="float">
            <text:p>144</text:p>
          </table:table-cell>
          <table:table-cell/>
          <table:table-cell office:value-type="string" calcext:value-type="string">
            <text:p>ict-06-t3-l06-ep09-q-4.jpg</text:p>
          </table:table-cell>
          <table:table-cell office:value-type="string" calcext:value-type="string">
            <text:p>පහතින් දැක්වෙන රූප සටහනෙහි Cc යන්නෙන් අදහස් වන්නේ කුමක් ද?</text:p>
          </table:table-cell>
          <table:table-cell/>
          <table:table-cell office:value-type="string" calcext:value-type="string">
            <text:p>Copy cop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arbon Copy</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Copier Copied</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Cut cu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5" calcext:value-type="float">
            <text:p>145</text:p>
          </table:table-cell>
          <table:table-cell table:number-columns-repeated="2"/>
          <table:table-cell office:value-type="string" calcext:value-type="string">
            <text:p>විද්‍යුත් තැපැල් ලිපිනයක ලැබුණු සියලූම විද්‍යුත් ලිපි ඇතුලත් වනුයේ කුමන ස්ථානය තුල ද?</text:p>
          </table:table-cell>
          <table:table-cell office:value-type="string" calcext:value-type="string">
            <text:p>ict-06-t3-l06-ep09-q-5-a-1.jpg</text:p>
          </table:table-cell>
          <table:table-cell/>
          <table:table-cell office:value-type="float" office:value="1" calcext:value-type="float">
            <text:p>1</text:p>
          </table:table-cell>
          <table:table-cell table:number-columns-repeated="1006"/>
        </table:table-row>
        <table:table-row table:style-name="ro2">
          <table:table-cell table:number-columns-repeated="15"/>
          <table:table-cell office:value-type="string" calcext:value-type="string">
            <text:p>ict-06-t3-l06-ep09-q-5-a-2.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3-l06-ep09-q-5-a-3.jpg</text:p>
          </table:table-cell>
          <table:table-cell/>
          <table:table-cell office:value-type="float" office:value="0" calcext:value-type="float">
            <text:p>0</text:p>
          </table:table-cell>
          <table:table-cell table:number-columns-repeated="1006"/>
        </table:table-row>
        <table:table-row table:style-name="ro2">
          <table:table-cell table:number-columns-repeated="15"/>
          <table:table-cell office:value-type="string" calcext:value-type="string">
            <text:p>ict-06-t3-l06-ep09-q-5-a-4.jpg</text:p>
          </table:table-cell>
          <table:table-cell/>
          <table:table-cell office:value-type="float" office:value="0" calcext:value-type="float">
            <text:p>0</text:p>
          </table:table-cell>
          <table:table-cell table:number-columns-repeated="1006"/>
        </table:table-row>
        <table:table-row table:style-name="ro3">
          <table:table-cell office:value-type="float" office:value="30" calcext:value-type="float">
            <text:p>30</text:p>
          </table:table-cell>
          <table:table-cell table:style-name="ce5" office:value-type="float" office:value="2016" calcext:value-type="float">
            <text:p>2016</text:p>
          </table:table-cell>
          <table:table-cell table:style-name="ce5" office:value-type="float" office:value="6" calcext:value-type="float">
            <text:p>6</text:p>
          </table:table-cell>
          <table:table-cell office:value-type="string" calcext:value-type="string">
            <text:p>ict-06-t3-l06-ep10</text:p>
          </table:table-cell>
          <table:table-cell office:value-type="float" office:value="10" calcext:value-type="float">
            <text:p>10</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තොරතුරු රැස් කිරීම හා සන්නිවේදනය සඳහා අන්තර්ජාලය භාවිතය.</text:p>
          </table:table-cell>
          <table:table-cell office:value-type="string" calcext:value-type="string">
            <text:p>අන්තර්ජාලය හරහා සුරක්ෂිතව ගණුදෙනු කිරීම.</text:p>
          </table:table-cell>
          <table:table-cell office:value-type="string" calcext:value-type="string">
            <text:p>මෙම ඒකකයෙන් අන්තර්ජාලය හරහා සුරක්ෂිතව ගණුදෙනු කිරීමේ දී අනුගමනය කලයුතු ක‍්‍රමවේද පිළිබඳව‍ සාකච්ඡා කෙරෙයි.</text:p>
          </table:table-cell>
          <table:table-cell table:style-name="ce3"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අන්තර්ජාලය හරහා භාණ්ඩ මිලදී ගැනීම ............. ලෙස හැඳින්වේ.</text:p>
          </table:table-cell>
          <table:table-cell/>
          <table:table-cell office:value-type="string" calcext:value-type="string">
            <text:p>Online Bank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nline Shopping</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Online Booking</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Online Payment</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7" calcext:value-type="float">
            <text:p>147</text:p>
          </table:table-cell>
          <table:table-cell table:number-columns-repeated="2"/>
          <table:table-cell office:value-type="string" calcext:value-type="string">
            <text:p><text:s/>මාර්ගගතව භාණ්ඩ මිලදී ගැනීමට හැකි වෙබ් අඩවියක් වනුයේ කුමක් ද?</text:p>
          </table:table-cell>
          <table:table-cell/>
          <table:table-cell office:value-type="string" calcext:value-type="string">
            <text:p>BBC news</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Google</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Ali Express</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Facebook</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48" calcext:value-type="float">
            <text:p>148</text:p>
          </table:table-cell>
          <table:table-cell table:number-columns-repeated="2"/>
          <table:table-cell office:value-type="string" calcext:value-type="string">
            <text:p><text:s/>ශ්‍රී ලංකාව තුල භාණ්ඩ මිලදී ගතනොහැකි ස්ථානයකි.</text:p>
          </table:table-cell>
          <table:table-cell/>
          <table:table-cell office:value-type="string" calcext:value-type="string">
            <text:p>සතො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ගීල්ස්</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කීල්ස් සුපර්</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LOLC </text:p>
          </table:table-cell>
          <table:table-cell office:value-type="float" office:value="1" calcext:value-type="float">
            <text:p>1</text:p>
          </table:table-cell>
          <table:table-cell table:number-columns-repeated="1006"/>
        </table:table-row>
        <table:table-row table:style-name="ro1">
          <table:table-cell table:number-columns-repeated="11"/>
          <table:table-cell office:value-type="float" office:value="149" calcext:value-type="float">
            <text:p>149</text:p>
          </table:table-cell>
          <table:table-cell table:number-columns-repeated="2"/>
          <table:table-cell office:value-type="string" calcext:value-type="string">
            <text:p>ශ්‍රී ලංකාව තුල පමණක් මාර්ගගතව භාණ්ඩ හා සේවා මිලදී ගත හැකි වෙබ් අඩවියක් වනුයේ කුමක් ද?</text:p>
          </table:table-cell>
          <table:table-cell/>
          <table:table-cell office:value-type="string" calcext:value-type="string">
            <text:p>Amozon</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e-bay</text:p>
          </table:table-cell>
          <table:table-cell office:value-type="float" office:value="0" calcext:value-type="float">
            <text:p>0</text:p>
          </table:table-cell>
          <table:table-cell table:number-columns-repeated="1006"/>
        </table:table-row>
        <table:table-row table:style-name="ro2">
          <table:table-cell table:number-columns-repeated="16"/>
          <table:table-cell office:value-type="string" calcext:value-type="string">
            <text:p>Kapruka</text:p>
          </table:table-cell>
          <table:table-cell office:value-type="float" office:value="1" calcext:value-type="float">
            <text:p>1</text:p>
          </table:table-cell>
          <table:table-cell table:number-columns-repeated="1006"/>
        </table:table-row>
        <table:table-row table:style-name="ro2">
          <table:table-cell table:number-columns-repeated="16"/>
          <table:table-cell office:value-type="string" calcext:value-type="string">
            <text:p>Ali Express</text:p>
          </table:table-cell>
          <table:table-cell office:value-type="float" office:value="0" calcext:value-type="float">
            <text:p>0</text:p>
          </table:table-cell>
          <table:table-cell table:number-columns-repeated="1006"/>
        </table:table-row>
        <table:table-row table:style-name="ro1">
          <table:table-cell table:number-columns-repeated="11"/>
          <table:table-cell office:value-type="float" office:value="150" calcext:value-type="float">
            <text:p>150</text:p>
          </table:table-cell>
          <table:table-cell table:number-columns-repeated="2"/>
          <table:table-cell office:value-type="string" calcext:value-type="string">
            <text:p>අන්තර්ජාලය හරහා භාණ්ඩ හා සේවා මිලදී ගැනමේ වාසියක් නොවන්නේ කුමක් ද?</text:p>
          </table:table-cell>
          <table:table-cell/>
          <table:table-cell office:value-type="string" calcext:value-type="string">
            <text:p>විශාල පිරිසකට එකවර භාණ්ඩ හා සේවා මිලදී ගත හැකි වී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ණ්ඩ හා සේවා මිලදී ගැනීමට ගතවන කාලය වැඩිවීම.</text:p>
          </table:table-cell>
          <table:table-cell office:value-type="float" office:value="1" calcext:value-type="float">
            <text:p>1</text:p>
          </table:table-cell>
          <table:table-cell table:number-columns-repeated="1006"/>
        </table:table-row>
        <table:table-row table:style-name="ro1">
          <table:table-cell table:number-columns-repeated="16"/>
          <table:table-cell office:value-type="string" calcext:value-type="string">
            <text:p>වෙළඳ ස්ථානය වෙත නොයා භාණ්ඩ හා සේවා මිලදී ගැනීම.</text:p>
          </table:table-cell>
          <table:table-cell office:value-type="float" office:value="0" calcext:value-type="float">
            <text:p>0</text:p>
          </table:table-cell>
          <table:table-cell table:number-columns-repeated="1006"/>
        </table:table-row>
        <table:table-row table:style-name="ro1">
          <table:table-cell table:number-columns-repeated="16"/>
          <table:table-cell office:value-type="string" calcext:value-type="string">
            <text:p>භාණ්ඩ හා සේවා සඳහා අදාළ ගාස්තු මාර්ගගතව ගෙවීම් කල හැකි වීම.</text:p>
          </table:table-cell>
          <table:table-cell office:value-type="float" office:value="0" calcext:value-type="float">
            <text:p>0</text:p>
          </table:table-cell>
          <table:table-cell table:number-columns-repeated="1006"/>
        </table:table-row>
        <table:table-row table:style-name="ro1">
          <table:table-cell office:value-type="float" office:value="18" calcext:value-type="float">
            <text:p>18</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1-rev-ep12</text:p>
          </table:table-cell>
          <table:table-cell office:value-type="float" office:value="12" calcext:value-type="float">
            <text:p>12</text:p>
          </table:table-cell>
          <table:table-cell office:value-type="float" office:value="1" calcext:value-type="float">
            <text:p>1</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පළමුවන පාඩම හා දෙවන පාඩම.</text:p>
          </table:table-cell>
          <table:table-cell table:number-columns-repeated="8"/>
          <table:table-cell table:style-name="ce10" table:number-columns-repeated="1006"/>
        </table:table-row>
        <table:table-row table:style-name="ro1">
          <table:table-cell office:value-type="float" office:value="19" calcext:value-type="float">
            <text:p>19</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1-rev-ep13</text:p>
          </table:table-cell>
          <table:table-cell office:value-type="float" office:value="13" calcext:value-type="float">
            <text:p>13</text:p>
          </table:table-cell>
          <table:table-cell office:value-type="float" office:value="1" calcext:value-type="float">
            <text:p>1</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තුන්වන පාඩම හා සිව්වන පාඩම.</text:p>
          </table:table-cell>
          <table:table-cell table:number-columns-repeated="8"/>
          <table:table-cell table:style-name="ce10" table:number-columns-repeated="1006"/>
        </table:table-row>
        <table:table-row table:style-name="ro1">
          <table:table-cell office:value-type="float" office:value="20" calcext:value-type="float">
            <text:p>20</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යෙදුම් මෘදුකාංග භාවිතය සදහා මූසිකය හා යතුරු පුවරුව යොදා ගැනීම (හතරවන පාඩම - 1 කොටස)</text:p>
          </table:table-cell>
          <table:table-cell table:number-columns-repeated="8"/>
          <table:table-cell table:style-name="ce10" table:number-columns-repeated="1006"/>
        </table:table-row>
        <table:table-row table:style-name="ro1">
          <table:table-cell office:value-type="float" office:value="21" calcext:value-type="float">
            <text:p>21</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1</text:p>
          </table:table-cell>
          <table:table-cell office:value-type="float" office:value="11" calcext:value-type="float">
            <text:p>11</text:p>
          </table:table-cell>
          <table:table-cell office:value-type="float" office:value="2" calcext:value-type="float">
            <text:p>2</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යෙදුම් මෘදුකාංග භාවිතය සදහා මූසිකය හා යතුරු පුවරුව යොදා ගැනීම (හතරවන පාඩම - 2 කොටස)</text:p>
          </table:table-cell>
          <table:table-cell table:number-columns-repeated="8"/>
          <table:table-cell table:style-name="ce10" table:number-columns-repeated="1006"/>
        </table:table-row>
        <table:table-row table:style-name="ro1">
          <table:table-cell office:value-type="float" office:value="22" calcext:value-type="float">
            <text:p>22</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2-rev-ep12</text:p>
          </table:table-cell>
          <table:table-cell office:value-type="float" office:value="12" calcext:value-type="float">
            <text:p>12</text:p>
          </table:table-cell>
          <table:table-cell office:value-type="float" office:value="2" calcext:value-type="float">
            <text:p>2</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ඇල්ගොරිදම සහ ගැලීම් සටහන් (පස්වන පාඩම)</text:p>
          </table:table-cell>
          <table:table-cell table:number-columns-repeated="8"/>
          <table:table-cell table:style-name="ce10" table:number-columns-repeated="1006"/>
        </table:table-row>
        <table:table-row table:style-name="ro1">
          <table:table-cell office:value-type="float" office:value="23" calcext:value-type="float">
            <text:p>23</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3-rev-ep11</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මෙම පුනරීක්ෂණය මඟින් තොරතුරු රැස් කිරීම හා සන්නිවේදනය සඳහා අන්තර්ජාලය භාවිතය පාඩම ආවරණය කෙරේ.</text:p>
          </table:table-cell>
          <table:table-cell table:number-columns-repeated="8"/>
          <table:table-cell table:style-name="ce10" table:number-columns-repeated="1006"/>
        </table:table-row>
        <table:table-row table:style-name="ro1">
          <table:table-cell office:value-type="float" office:value="24" calcext:value-type="float">
            <text:p>24</text:p>
          </table:table-cell>
          <table:table-cell office:value-type="float" office:value="2016" calcext:value-type="float">
            <text:p>2016</text:p>
          </table:table-cell>
          <table:table-cell office:value-type="float" office:value="6" calcext:value-type="float">
            <text:p>6</text:p>
          </table:table-cell>
          <table:table-cell office:value-type="string" calcext:value-type="string">
            <text:p>ict-06-t3-rev-ep12</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table:number-columns-repeated="2" table:style-name="ce7" office:value-type="string" calcext:value-type="string">
            <text:p>පුනරීක්ෂණ</text:p>
          </table:table-cell>
          <table:table-cell table:style-name="ce7" office:value-type="string" calcext:value-type="string">
            <text:p>මෙම පුනරීක්ෂණය මඟින් තොරතුරු රැස් කිරීම හා සන්නිවේදනය සඳහා අන්තර්ජාලය භාවිතය පාඩම තවදුරටත් ආවරණය කෙරේ.</text:p>
          </table:table-cell>
          <table:table-cell table:number-columns-repeated="8"/>
          <table:table-cell table:style-name="ce10" table:number-columns-repeated="1006"/>
        </table:table-row>
        <table:table-row table:style-name="ro2" table:number-rows-repeated="10479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4T15:42:26.377945473</dc:date>
    <meta:editing-cycles>20</meta:editing-cycles>
    <meta:editing-duration>PT1H8M33S</meta:editing-duration>
    <meta:document-statistic meta:table-count="1" meta:cell-count="1922" meta:object-count="0"/>
  </office:meta>
</office:document-meta>
</file>